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Outcomes</text:p>
          </table:table-cell>
          <table:table-cell office:value-type="string" calcext:value-type="string">
            <text:p>% of Fair</text:p>
          </table:table-cell>
          <table:table-cell office:value-type="string" calcext:value-type="string">
            <text:p>% of contact</text:p>
          </table:table-cell>
          <table:table-cell office:value-type="string" calcext:value-type="string">
            <text:p>% of swing</text:p>
          </table:table-cell>
          <table:table-cell/>
          <table:table-cell office:value-type="string" calcext:value-type="string">
            <text:p>Cum. % of fair</text:p>
          </table:table-cell>
          <table:table-cell/>
          <table:table-cell office:value-type="string" calcext:value-type="string">
            <text:p>diff</text:p>
          </table:table-cell>
          <table:table-cell office:value-type="string" calcext:value-type="string">
            <text:p>% of fair</text:p>
          </table:table-cell>
          <table:table-cell table:style-name="Default" office:value-type="string" calcext:value-type="string">
            <text:p>Cumulative %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style-name="ce1" office:value-type="percentage" office:value="0.01" calcext:value-type="percentage">
            <text:p>1.00%</text:p>
          </table:table-cell>
          <table:table-cell table:style-name="ce1" table:formula="of:=[.B2]*(1-[.$C$11])" office:value-type="percentage" office:value="0.005" calcext:value-type="percentage">
            <text:p>0.50%</text:p>
          </table:table-cell>
          <table:table-cell table:style-name="ce1" table:formula="of:=[.C2]*(1-[.$D$12])" office:value-type="percentage" office:value="0.0038" calcext:value-type="percentage">
            <text:p>0.38%</text:p>
          </table:table-cell>
          <table:table-cell/>
          <table:table-cell table:style-name="ce1" table:formula="of:=[.B2]" office:value-type="percentage" office:value="0.01" calcext:value-type="percentage">
            <text:p>1.00%</text:p>
          </table:table-cell>
          <table:table-cell/>
          <table:table-cell office:value-type="float" office:value="0" calcext:value-type="float">
            <text:p>0</text:p>
          </table:table-cell>
          <table:table-cell office:value-type="percentage" office:value="0.00332" calcext:value-type="percentage">
            <text:p>0.33%</text:p>
          </table:table-cell>
          <table:table-cell table:formula="of:=[.I2]" office:value-type="percentage" office:value="0.00332" calcext:value-type="percentage">
            <text:p>0.33%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table:style-name="ce1" office:value-type="percentage" office:value="0.025" calcext:value-type="percentage">
            <text:p>2.50%</text:p>
          </table:table-cell>
          <table:table-cell table:style-name="ce1" table:formula="of:=[.B3]*(1-[.$C$11])" office:value-type="percentage" office:value="0.0125" calcext:value-type="percentage">
            <text:p>1.25%</text:p>
          </table:table-cell>
          <table:table-cell table:style-name="ce1" table:formula="of:=[.C3]*(1-[.$D$12])" office:value-type="percentage" office:value="0.0095" calcext:value-type="percentage">
            <text:p>0.95%</text:p>
          </table:table-cell>
          <table:table-cell/>
          <table:table-cell table:style-name="ce1" table:formula="of:=[.F2]+[.B3]" office:value-type="percentage" office:value="0.035" calcext:value-type="percentage">
            <text:p>3.50%</text:p>
          </table:table-cell>
          <table:table-cell/>
          <table:table-cell office:value-type="float" office:value="1" calcext:value-type="float">
            <text:p>1</text:p>
          </table:table-cell>
          <table:table-cell office:value-type="percentage" office:value="0.00654" calcext:value-type="percentage">
            <text:p>0.65%</text:p>
          </table:table-cell>
          <table:table-cell table:formula="of:=[.J2]+[.I3]" office:value-type="percentage" office:value="0.00986" calcext:value-type="percentage">
            <text:p>0.99%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style-name="ce1" office:value-type="percentage" office:value="0.105" calcext:value-type="percentage">
            <text:p>10.50%</text:p>
          </table:table-cell>
          <table:table-cell table:style-name="ce1" table:formula="of:=[.B4]*(1-[.$C$11])" office:value-type="percentage" office:value="0.0525" calcext:value-type="percentage">
            <text:p>5.25%</text:p>
          </table:table-cell>
          <table:table-cell table:style-name="ce1" table:formula="of:=[.C4]*(1-[.$D$12])" office:value-type="percentage" office:value="0.0399" calcext:value-type="percentage">
            <text:p>3.99%</text:p>
          </table:table-cell>
          <table:table-cell/>
          <table:table-cell table:style-name="ce1" table:formula="of:=[.F3]+[.B4]" office:value-type="percentage" office:value="0.14" calcext:value-type="percentage">
            <text:p>14.00%</text:p>
          </table:table-cell>
          <table:table-cell/>
          <table:table-cell office:value-type="float" office:value="2" calcext:value-type="float">
            <text:p>2</text:p>
          </table:table-cell>
          <table:table-cell office:value-type="percentage" office:value="0.00621" calcext:value-type="percentage">
            <text:p>0.62%</text:p>
          </table:table-cell>
          <table:table-cell table:formula="of:=[.J3]+[.I4]" office:value-type="percentage" office:value="0.01607" calcext:value-type="percentage">
            <text:p>1.61%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table:style-name="ce1" office:value-type="percentage" office:value="0.21" calcext:value-type="percentage">
            <text:p>21.00%</text:p>
          </table:table-cell>
          <table:table-cell table:style-name="ce1" table:formula="of:=[.B5]*(1-[.$C$11])" office:value-type="percentage" office:value="0.105" calcext:value-type="percentage">
            <text:p>10.50%</text:p>
          </table:table-cell>
          <table:table-cell table:style-name="ce1" table:formula="of:=[.C5]*(1-[.$D$12])" office:value-type="percentage" office:value="0.0798" calcext:value-type="percentage">
            <text:p>7.98%</text:p>
          </table:table-cell>
          <table:table-cell/>
          <table:table-cell table:style-name="ce1" table:formula="of:=[.F4]+[.B5]" office:value-type="percentage" office:value="0.35" calcext:value-type="percentage">
            <text:p>35.00%</text:p>
          </table:table-cell>
          <table:table-cell/>
          <table:table-cell office:value-type="float" office:value="3" calcext:value-type="float">
            <text:p>3</text:p>
          </table:table-cell>
          <table:table-cell office:value-type="percentage" office:value="0.00679" calcext:value-type="percentage">
            <text:p>0.68%</text:p>
          </table:table-cell>
          <table:table-cell table:formula="of:=[.J4]+[.I5]" office:value-type="percentage" office:value="0.02286" calcext:value-type="percentage">
            <text:p>2.29%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table:style-name="ce1" office:value-type="percentage" office:value="0.195" calcext:value-type="percentage">
            <text:p>19.50%</text:p>
          </table:table-cell>
          <table:table-cell table:style-name="ce1" table:formula="of:=[.B6]*(1-[.$C$11])" office:value-type="percentage" office:value="0.0975" calcext:value-type="percentage">
            <text:p>9.75%</text:p>
          </table:table-cell>
          <table:table-cell table:style-name="ce1" table:formula="of:=[.C6]*(1-[.$D$12])" office:value-type="percentage" office:value="0.0741" calcext:value-type="percentage">
            <text:p>7.41%</text:p>
          </table:table-cell>
          <table:table-cell/>
          <table:table-cell table:style-name="ce1" table:formula="of:=[.F5]+[.B6]" office:value-type="percentage" office:value="0.545" calcext:value-type="percentage">
            <text:p>54.50%</text:p>
          </table:table-cell>
          <table:table-cell/>
          <table:table-cell office:value-type="float" office:value="4" calcext:value-type="float">
            <text:p>4</text:p>
          </table:table-cell>
          <table:table-cell office:value-type="percentage" office:value="0.0064" calcext:value-type="percentage">
            <text:p>0.64%</text:p>
          </table:table-cell>
          <table:table-cell table:formula="of:=[.J5]+[.I6]" office:value-type="percentage" office:value="0.02926" calcext:value-type="percentage">
            <text:p>2.93%</text:p>
          </table:table-cell>
          <table:table-cell/>
        </table:table-row>
        <table:table-row table:style-name="ro1">
          <table:table-cell office:value-type="string" calcext:value-type="string">
            <text:p>SF</text:p>
          </table:table-cell>
          <table:table-cell table:style-name="ce1" office:value-type="percentage" office:value="0.13" calcext:value-type="percentage">
            <text:p>13.00%</text:p>
          </table:table-cell>
          <table:table-cell table:style-name="ce1" table:formula="of:=[.B7]*(1-[.$C$11])" office:value-type="percentage" office:value="0.065" calcext:value-type="percentage">
            <text:p>6.50%</text:p>
          </table:table-cell>
          <table:table-cell table:style-name="ce1" table:formula="of:=[.C7]*(1-[.$D$12])" office:value-type="percentage" office:value="0.0494" calcext:value-type="percentage">
            <text:p>4.94%</text:p>
          </table:table-cell>
          <table:table-cell/>
          <table:table-cell table:style-name="ce1" table:formula="of:=[.F6]+[.B7]" office:value-type="percentage" office:value="0.675" calcext:value-type="percentage">
            <text:p>67.50%</text:p>
          </table:table-cell>
          <table:table-cell/>
          <table:table-cell office:value-type="float" office:value="5" calcext:value-type="float">
            <text:p>5</text:p>
          </table:table-cell>
          <table:table-cell office:value-type="percentage" office:value="0.00658" calcext:value-type="percentage">
            <text:p>0.66%</text:p>
          </table:table-cell>
          <table:table-cell table:formula="of:=[.J6]+[.I7]" office:value-type="percentage" office:value="0.03584" calcext:value-type="percentage">
            <text:p>3.58%</text:p>
          </table:table-cell>
          <table:table-cell office:value-type="string" calcext:value-type="string">
            <text:p>3B</text:p>
          </table:table-cell>
        </table:table-row>
        <table:table-row table:style-name="ro1">
          <table:table-cell office:value-type="string" calcext:value-type="string">
            <text:p>PO</text:p>
          </table:table-cell>
          <table:table-cell table:style-name="ce1" office:value-type="percentage" office:value="0.195" calcext:value-type="percentage">
            <text:p>19.50%</text:p>
          </table:table-cell>
          <table:table-cell table:style-name="ce1" table:formula="of:=[.B8]*(1-[.$C$11])" office:value-type="percentage" office:value="0.0975" calcext:value-type="percentage">
            <text:p>9.75%</text:p>
          </table:table-cell>
          <table:table-cell table:style-name="ce1" table:formula="of:=[.C8]*(1-[.$D$12])" office:value-type="percentage" office:value="0.0741" calcext:value-type="percentage">
            <text:p>7.41%</text:p>
          </table:table-cell>
          <table:table-cell/>
          <table:table-cell table:style-name="ce1" table:formula="of:=[.F7]+[.B8]" office:value-type="percentage" office:value="0.87" calcext:value-type="percentage">
            <text:p>87.00%</text:p>
          </table:table-cell>
          <table:table-cell/>
          <table:table-cell office:value-type="float" office:value="6" calcext:value-type="float">
            <text:p>6</text:p>
          </table:table-cell>
          <table:table-cell office:value-type="percentage" office:value="0.00646" calcext:value-type="percentage">
            <text:p>0.65%</text:p>
          </table:table-cell>
          <table:table-cell table:formula="of:=[.J7]+[.I8]" office:value-type="percentage" office:value="0.0423" calcext:value-type="percentage">
            <text:p>4.23%</text:p>
          </table:table-cell>
          <table:table-cell/>
        </table:table-row>
        <table:table-row table:style-name="ro1">
          <table:table-cell office:value-type="string" calcext:value-type="string">
            <text:p>FC</text:p>
          </table:table-cell>
          <table:table-cell table:style-name="ce1" office:value-type="percentage" office:value="0.065" calcext:value-type="percentage">
            <text:p>6.50%</text:p>
          </table:table-cell>
          <table:table-cell table:style-name="ce1" table:formula="of:=[.B9]*(1-[.$C$11])" office:value-type="percentage" office:value="0.0325" calcext:value-type="percentage">
            <text:p>3.25%</text:p>
          </table:table-cell>
          <table:table-cell table:style-name="ce1" table:formula="of:=[.C9]*(1-[.$D$12])" office:value-type="percentage" office:value="0.0247" calcext:value-type="percentage">
            <text:p>2.47%</text:p>
          </table:table-cell>
          <table:table-cell/>
          <table:table-cell table:style-name="ce1" table:formula="of:=[.F8]+[.B9]" office:value-type="percentage" office:value="0.935" calcext:value-type="percentage">
            <text:p>93.50%</text:p>
          </table:table-cell>
          <table:table-cell/>
          <table:table-cell office:value-type="float" office:value="7" calcext:value-type="float">
            <text:p>7</text:p>
          </table:table-cell>
          <table:table-cell office:value-type="percentage" office:value="0.00629" calcext:value-type="percentage">
            <text:p>0.63%</text:p>
          </table:table-cell>
          <table:table-cell table:formula="of:=[.J8]+[.I9]" office:value-type="percentage" office:value="0.04859" calcext:value-type="percentage">
            <text:p>4.86%</text:p>
          </table:table-cell>
          <table:table-cell/>
        </table:table-row>
        <table:table-row table:style-name="ro1">
          <table:table-cell office:value-type="string" calcext:value-type="string">
            <text:p>DP</text:p>
          </table:table-cell>
          <table:table-cell table:style-name="ce1" office:value-type="percentage" office:value="0.065" calcext:value-type="percentage">
            <text:p>6.50%</text:p>
          </table:table-cell>
          <table:table-cell table:style-name="ce1" table:formula="of:=[.B10]*(1-[.$C$11])" office:value-type="percentage" office:value="0.0325" calcext:value-type="percentage">
            <text:p>3.25%</text:p>
          </table:table-cell>
          <table:table-cell table:style-name="ce1" table:formula="of:=[.C10]*(1-[.$D$12])" office:value-type="percentage" office:value="0.0247" calcext:value-type="percentage">
            <text:p>2.47%</text:p>
          </table:table-cell>
          <table:table-cell/>
          <table:table-cell table:style-name="ce1" table:formula="of:=[.F9]+[.B10]" office:value-type="percentage" office:value="1" calcext:value-type="percentage">
            <text:p>100.00%</text:p>
          </table:table-cell>
          <table:table-cell/>
          <table:table-cell office:value-type="float" office:value="8" calcext:value-type="float">
            <text:p>8</text:p>
          </table:table-cell>
          <table:table-cell office:value-type="percentage" office:value="0.00643" calcext:value-type="percentage">
            <text:p>0.64%</text:p>
          </table:table-cell>
          <table:table-cell table:formula="of:=[.J9]+[.I10]" office:value-type="percentage" office:value="0.05502" calcext:value-type="percentage">
            <text:p>5.50%</text:p>
          </table:table-cell>
          <table:table-cell/>
        </table:table-row>
        <table:table-row table:style-name="ro1">
          <table:table-cell office:value-type="string" calcext:value-type="string">
            <text:p>Foul</text:p>
          </table:table-cell>
          <table:table-cell/>
          <table:table-cell table:style-name="ce1" office:value-type="percentage" office:value="0.5" calcext:value-type="percentage">
            <text:p>50.00%</text:p>
          </table:table-cell>
          <table:table-cell table:style-name="ce1" table:formula="of:=[.C11]*(1-[.$D$12])" office:value-type="percentage" office:value="0.38" calcext:value-type="percentage">
            <text:p>38.00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percentage" office:value="0.00616" calcext:value-type="percentage">
            <text:p>0.62%</text:p>
          </table:table-cell>
          <table:table-cell table:formula="of:=[.J10]+[.I11]" office:value-type="percentage" office:value="0.06118" calcext:value-type="percentage">
            <text:p>6.12%</text:p>
          </table:table-cell>
          <table:table-cell/>
        </table:table-row>
        <table:table-row table:style-name="ro1">
          <table:table-cell office:value-type="string" calcext:value-type="string">
            <text:p>Whiff</text:p>
          </table:table-cell>
          <table:table-cell table:number-columns-repeated="2"/>
          <table:table-cell table:style-name="ce1" office:value-type="percentage" office:value="0.24" calcext:value-type="percentage">
            <text:p>24.00%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percentage" office:value="0.00622" calcext:value-type="percentage">
            <text:p>0.62%</text:p>
          </table:table-cell>
          <table:table-cell table:formula="of:=[.J11]+[.I12]" office:value-type="percentage" office:value="0.0674" calcext:value-type="percentage">
            <text:p>6.7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percentage" office:value="0.00618" calcext:value-type="percentage">
            <text:p>0.62%</text:p>
          </table:table-cell>
          <table:table-cell table:formula="of:=[.J12]+[.I13]" office:value-type="percentage" office:value="0.07358" calcext:value-type="percentage">
            <text:p>7.36%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2:.B12])" office:value-type="percentage" office:value="1" calcext:value-type="percentage">
            <text:p>100.00%</text:p>
          </table:table-cell>
          <table:table-cell table:style-name="ce1" table:formula="of:=SUM([.C2:.C12])" office:value-type="percentage" office:value="1" calcext:value-type="percentage">
            <text:p>100.00%</text:p>
          </table:table-cell>
          <table:table-cell table:style-name="ce1" table:formula="of:=SUM([.D2:.D12])" office:value-type="percentage" office:value="1" calcext:value-type="percentage">
            <text:p>100.00%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percentage" office:value="0.00618" calcext:value-type="percentage">
            <text:p>0.62%</text:p>
          </table:table-cell>
          <table:table-cell table:formula="of:=[.J13]+[.I14]" office:value-type="percentage" office:value="0.07976" calcext:value-type="percentage">
            <text:p>7.9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office:value-type="percentage" office:value="0.00622" calcext:value-type="percentage">
            <text:p>0.62%</text:p>
          </table:table-cell>
          <table:table-cell table:formula="of:=[.J14]+[.I15]" office:value-type="percentage" office:value="0.08598" calcext:value-type="percentage">
            <text:p>8.6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office:value-type="percentage" office:value="0.00632" calcext:value-type="percentage">
            <text:p>0.63%</text:p>
          </table:table-cell>
          <table:table-cell table:formula="of:=[.J15]+[.I16]" office:value-type="percentage" office:value="0.0923" calcext:value-type="percentage">
            <text:p>9.2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office:value-type="percentage" office:value="0.00623" calcext:value-type="percentage">
            <text:p>0.62%</text:p>
          </table:table-cell>
          <table:table-cell table:formula="of:=[.J16]+[.I17]" office:value-type="percentage" office:value="0.09853" calcext:value-type="percentage">
            <text:p>9.8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percentage" office:value="0.00646" calcext:value-type="percentage">
            <text:p>0.65%</text:p>
          </table:table-cell>
          <table:table-cell table:formula="of:=[.J17]+[.I18]" office:value-type="percentage" office:value="0.10499" calcext:value-type="percentage">
            <text:p>10.5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office:value-type="percentage" office:value="0.00624" calcext:value-type="percentage">
            <text:p>0.62%</text:p>
          </table:table-cell>
          <table:table-cell table:formula="of:=[.J18]+[.I19]" office:value-type="percentage" office:value="0.11123" calcext:value-type="percentage">
            <text:p>11.1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office:value-type="percentage" office:value="0.00621" calcext:value-type="percentage">
            <text:p>0.62%</text:p>
          </table:table-cell>
          <table:table-cell table:formula="of:=[.J19]+[.I20]" office:value-type="percentage" office:value="0.11744" calcext:value-type="percentage">
            <text:p>11.7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office:value-type="percentage" office:value="0.00586" calcext:value-type="percentage">
            <text:p>0.59%</text:p>
          </table:table-cell>
          <table:table-cell table:formula="of:=[.J20]+[.I21]" office:value-type="percentage" office:value="0.1233" calcext:value-type="percentage">
            <text:p>12.3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percentage" office:value="0.00596" calcext:value-type="percentage">
            <text:p>0.60%</text:p>
          </table:table-cell>
          <table:table-cell table:formula="of:=[.J21]+[.I22]" office:value-type="percentage" office:value="0.12926" calcext:value-type="percentage">
            <text:p>12.9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office:value-type="percentage" office:value="0.0061" calcext:value-type="percentage">
            <text:p>0.61%</text:p>
          </table:table-cell>
          <table:table-cell table:formula="of:=[.J22]+[.I23]" office:value-type="percentage" office:value="0.13536" calcext:value-type="percentage">
            <text:p>13.5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office:value-type="percentage" office:value="0.00622" calcext:value-type="percentage">
            <text:p>0.62%</text:p>
          </table:table-cell>
          <table:table-cell table:formula="of:=[.J23]+[.I24]" office:value-type="percentage" office:value="0.14158" calcext:value-type="percentage">
            <text:p>14.16%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office:value-type="percentage" office:value="0.00618" calcext:value-type="percentage">
            <text:p>0.62%</text:p>
          </table:table-cell>
          <table:table-cell table:formula="of:=[.J24]+[.I25]" office:value-type="percentage" office:value="0.14776" calcext:value-type="percentage">
            <text:p>14.7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office:value-type="percentage" office:value="0.00608" calcext:value-type="percentage">
            <text:p>0.61%</text:p>
          </table:table-cell>
          <table:table-cell table:formula="of:=[.J25]+[.I26]" office:value-type="percentage" office:value="0.15384" calcext:value-type="percentage">
            <text:p>15.3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percentage" office:value="0.00606" calcext:value-type="percentage">
            <text:p>0.61%</text:p>
          </table:table-cell>
          <table:table-cell table:formula="of:=[.J26]+[.I27]" office:value-type="percentage" office:value="0.1599" calcext:value-type="percentage">
            <text:p>15.9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office:value-type="percentage" office:value="0.00584" calcext:value-type="percentage">
            <text:p>0.58%</text:p>
          </table:table-cell>
          <table:table-cell table:formula="of:=[.J27]+[.I28]" office:value-type="percentage" office:value="0.16574" calcext:value-type="percentage">
            <text:p>16.5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office:value-type="percentage" office:value="0.00586" calcext:value-type="percentage">
            <text:p>0.59%</text:p>
          </table:table-cell>
          <table:table-cell table:formula="of:=[.J28]+[.I29]" office:value-type="percentage" office:value="0.1716" calcext:value-type="percentage">
            <text:p>17.1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office:value-type="percentage" office:value="0.00577" calcext:value-type="percentage">
            <text:p>0.58%</text:p>
          </table:table-cell>
          <table:table-cell table:formula="of:=[.J29]+[.I30]" office:value-type="percentage" office:value="0.17737" calcext:value-type="percentage">
            <text:p>17.7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office:value-type="percentage" office:value="0.00594" calcext:value-type="percentage">
            <text:p>0.59%</text:p>
          </table:table-cell>
          <table:table-cell table:formula="of:=[.J30]+[.I31]" office:value-type="percentage" office:value="0.18331" calcext:value-type="percentage">
            <text:p>18.3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office:value-type="percentage" office:value="0.00582" calcext:value-type="percentage">
            <text:p>0.58%</text:p>
          </table:table-cell>
          <table:table-cell table:formula="of:=[.J31]+[.I32]" office:value-type="percentage" office:value="0.18913" calcext:value-type="percentage">
            <text:p>18.9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office:value-type="percentage" office:value="0.00614" calcext:value-type="percentage">
            <text:p>0.61%</text:p>
          </table:table-cell>
          <table:table-cell table:formula="of:=[.J32]+[.I33]" office:value-type="percentage" office:value="0.19527" calcext:value-type="percentage">
            <text:p>19.5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office:value-type="percentage" office:value="0.0057" calcext:value-type="percentage">
            <text:p>0.57%</text:p>
          </table:table-cell>
          <table:table-cell table:formula="of:=[.J33]+[.I34]" office:value-type="percentage" office:value="0.20097" calcext:value-type="percentage">
            <text:p>20.1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office:value-type="percentage" office:value="0.00602" calcext:value-type="percentage">
            <text:p>0.60%</text:p>
          </table:table-cell>
          <table:table-cell table:formula="of:=[.J34]+[.I35]" office:value-type="percentage" office:value="0.20699" calcext:value-type="percentage">
            <text:p>20.7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office:value-type="percentage" office:value="0.00588" calcext:value-type="percentage">
            <text:p>0.59%</text:p>
          </table:table-cell>
          <table:table-cell table:formula="of:=[.J35]+[.I36]" office:value-type="percentage" office:value="0.21287" calcext:value-type="percentage">
            <text:p>21.2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office:value-type="percentage" office:value="0.0059" calcext:value-type="percentage">
            <text:p>0.59%</text:p>
          </table:table-cell>
          <table:table-cell table:formula="of:=[.J36]+[.I37]" office:value-type="percentage" office:value="0.21877" calcext:value-type="percentage">
            <text:p>21.8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office:value-type="percentage" office:value="0.00581" calcext:value-type="percentage">
            <text:p>0.58%</text:p>
          </table:table-cell>
          <table:table-cell table:formula="of:=[.J37]+[.I38]" office:value-type="percentage" office:value="0.22458" calcext:value-type="percentage">
            <text:p>22.4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office:value-type="percentage" office:value="0.00589" calcext:value-type="percentage">
            <text:p>0.59%</text:p>
          </table:table-cell>
          <table:table-cell table:formula="of:=[.J38]+[.I39]" office:value-type="percentage" office:value="0.23047" calcext:value-type="percentage">
            <text:p>23.0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office:value-type="percentage" office:value="0.00571" calcext:value-type="percentage">
            <text:p>0.57%</text:p>
          </table:table-cell>
          <table:table-cell table:formula="of:=[.J39]+[.I40]" office:value-type="percentage" office:value="0.23618" calcext:value-type="percentage">
            <text:p>23.6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office:value-type="percentage" office:value="0.00575" calcext:value-type="percentage">
            <text:p>0.58%</text:p>
          </table:table-cell>
          <table:table-cell table:formula="of:=[.J40]+[.I41]" office:value-type="percentage" office:value="0.24193" calcext:value-type="percentage">
            <text:p>24.1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office:value-type="percentage" office:value="0.006" calcext:value-type="percentage">
            <text:p>0.60%</text:p>
          </table:table-cell>
          <table:table-cell table:formula="of:=[.J41]+[.I42]" office:value-type="percentage" office:value="0.24793" calcext:value-type="percentage">
            <text:p>24.7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office:value-type="percentage" office:value="0.00569" calcext:value-type="percentage">
            <text:p>0.57%</text:p>
          </table:table-cell>
          <table:table-cell table:formula="of:=[.J42]+[.I43]" office:value-type="percentage" office:value="0.25362" calcext:value-type="percentage">
            <text:p>25.3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office:value-type="percentage" office:value="0.00581" calcext:value-type="percentage">
            <text:p>0.58%</text:p>
          </table:table-cell>
          <table:table-cell table:formula="of:=[.J43]+[.I44]" office:value-type="percentage" office:value="0.25943" calcext:value-type="percentage">
            <text:p>25.9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office:value-type="percentage" office:value="0.00571" calcext:value-type="percentage">
            <text:p>0.57%</text:p>
          </table:table-cell>
          <table:table-cell table:formula="of:=[.J44]+[.I45]" office:value-type="percentage" office:value="0.26514" calcext:value-type="percentage">
            <text:p>26.5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office:value-type="percentage" office:value="0.00556" calcext:value-type="percentage">
            <text:p>0.56%</text:p>
          </table:table-cell>
          <table:table-cell table:formula="of:=[.J45]+[.I46]" office:value-type="percentage" office:value="0.2707" calcext:value-type="percentage">
            <text:p>27.0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office:value-type="percentage" office:value="0.00581" calcext:value-type="percentage">
            <text:p>0.58%</text:p>
          </table:table-cell>
          <table:table-cell table:formula="of:=[.J46]+[.I47]" office:value-type="percentage" office:value="0.27651" calcext:value-type="percentage">
            <text:p>27.6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office:value-type="percentage" office:value="0.00527" calcext:value-type="percentage">
            <text:p>0.53%</text:p>
          </table:table-cell>
          <table:table-cell table:formula="of:=[.J47]+[.I48]" office:value-type="percentage" office:value="0.28178" calcext:value-type="percentage">
            <text:p>28.1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office:value-type="percentage" office:value="0.00558" calcext:value-type="percentage">
            <text:p>0.56%</text:p>
          </table:table-cell>
          <table:table-cell table:formula="of:=[.J48]+[.I49]" office:value-type="percentage" office:value="0.28736" calcext:value-type="percentage">
            <text:p>28.7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office:value-type="percentage" office:value="0.00573" calcext:value-type="percentage">
            <text:p>0.57%</text:p>
          </table:table-cell>
          <table:table-cell table:formula="of:=[.J49]+[.I50]" office:value-type="percentage" office:value="0.29309" calcext:value-type="percentage">
            <text:p>29.3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office:value-type="percentage" office:value="0.0056" calcext:value-type="percentage">
            <text:p>0.56%</text:p>
          </table:table-cell>
          <table:table-cell table:formula="of:=[.J50]+[.I51]" office:value-type="percentage" office:value="0.29869" calcext:value-type="percentage">
            <text:p>29.8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percentage" office:value="0.00565" calcext:value-type="percentage">
            <text:p>0.57%</text:p>
          </table:table-cell>
          <table:table-cell table:formula="of:=[.J51]+[.I52]" office:value-type="percentage" office:value="0.30434" calcext:value-type="percentage">
            <text:p>30.4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office:value-type="percentage" office:value="0.00554" calcext:value-type="percentage">
            <text:p>0.55%</text:p>
          </table:table-cell>
          <table:table-cell table:formula="of:=[.J52]+[.I53]" office:value-type="percentage" office:value="0.30988" calcext:value-type="percentage">
            <text:p>30.9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office:value-type="percentage" office:value="0.00547" calcext:value-type="percentage">
            <text:p>0.55%</text:p>
          </table:table-cell>
          <table:table-cell table:formula="of:=[.J53]+[.I54]" office:value-type="percentage" office:value="0.31535" calcext:value-type="percentage">
            <text:p>31.5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office:value-type="percentage" office:value="0.00583" calcext:value-type="percentage">
            <text:p>0.58%</text:p>
          </table:table-cell>
          <table:table-cell table:formula="of:=[.J54]+[.I55]" office:value-type="percentage" office:value="0.32118" calcext:value-type="percentage">
            <text:p>32.1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office:value-type="percentage" office:value="0.00557" calcext:value-type="percentage">
            <text:p>0.56%</text:p>
          </table:table-cell>
          <table:table-cell table:formula="of:=[.J55]+[.I56]" office:value-type="percentage" office:value="0.32675" calcext:value-type="percentage">
            <text:p>32.6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percentage" office:value="0.00544" calcext:value-type="percentage">
            <text:p>0.54%</text:p>
          </table:table-cell>
          <table:table-cell table:formula="of:=[.J56]+[.I57]" office:value-type="percentage" office:value="0.33219" calcext:value-type="percentage">
            <text:p>33.2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office:value-type="percentage" office:value="0.00547" calcext:value-type="percentage">
            <text:p>0.55%</text:p>
          </table:table-cell>
          <table:table-cell table:formula="of:=[.J57]+[.I58]" office:value-type="percentage" office:value="0.33766" calcext:value-type="percentage">
            <text:p>33.7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7" calcext:value-type="float">
            <text:p>57</text:p>
          </table:table-cell>
          <table:table-cell office:value-type="percentage" office:value="0.00555" calcext:value-type="percentage">
            <text:p>0.56%</text:p>
          </table:table-cell>
          <table:table-cell table:formula="of:=[.J58]+[.I59]" office:value-type="percentage" office:value="0.34321" calcext:value-type="percentage">
            <text:p>34.3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58" calcext:value-type="float">
            <text:p>58</text:p>
          </table:table-cell>
          <table:table-cell office:value-type="percentage" office:value="0.00556" calcext:value-type="percentage">
            <text:p>0.56%</text:p>
          </table:table-cell>
          <table:table-cell table:formula="of:=[.J59]+[.I60]" office:value-type="percentage" office:value="0.34877" calcext:value-type="percentage">
            <text:p>34.88%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table:number-columns-repeated="7"/>
          <table:table-cell office:value-type="float" office:value="59" calcext:value-type="float">
            <text:p>59</text:p>
          </table:table-cell>
          <table:table-cell office:value-type="percentage" office:value="0.00547" calcext:value-type="percentage">
            <text:p>0.55%</text:p>
          </table:table-cell>
          <table:table-cell table:formula="of:=[.J60]+[.I61]" office:value-type="percentage" office:value="0.35424" calcext:value-type="percentage">
            <text:p>35.4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percentage" office:value="0.00532" calcext:value-type="percentage">
            <text:p>0.53%</text:p>
          </table:table-cell>
          <table:table-cell table:formula="of:=[.J61]+[.I62]" office:value-type="percentage" office:value="0.35956" calcext:value-type="percentage">
            <text:p>35.9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1" calcext:value-type="float">
            <text:p>61</text:p>
          </table:table-cell>
          <table:table-cell office:value-type="percentage" office:value="0.00532" calcext:value-type="percentage">
            <text:p>0.53%</text:p>
          </table:table-cell>
          <table:table-cell table:formula="of:=[.J62]+[.I63]" office:value-type="percentage" office:value="0.36488" calcext:value-type="percentage">
            <text:p>36.4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2" calcext:value-type="float">
            <text:p>62</text:p>
          </table:table-cell>
          <table:table-cell office:value-type="percentage" office:value="0.00518" calcext:value-type="percentage">
            <text:p>0.52%</text:p>
          </table:table-cell>
          <table:table-cell table:formula="of:=[.J63]+[.I64]" office:value-type="percentage" office:value="0.37006" calcext:value-type="percentage">
            <text:p>37.0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3" calcext:value-type="float">
            <text:p>63</text:p>
          </table:table-cell>
          <table:table-cell office:value-type="percentage" office:value="0.00531" calcext:value-type="percentage">
            <text:p>0.53%</text:p>
          </table:table-cell>
          <table:table-cell table:formula="of:=[.J64]+[.I65]" office:value-type="percentage" office:value="0.37537" calcext:value-type="percentage">
            <text:p>37.5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4" calcext:value-type="float">
            <text:p>64</text:p>
          </table:table-cell>
          <table:table-cell office:value-type="percentage" office:value="0.00531" calcext:value-type="percentage">
            <text:p>0.53%</text:p>
          </table:table-cell>
          <table:table-cell table:formula="of:=[.J65]+[.I66]" office:value-type="percentage" office:value="0.38068" calcext:value-type="percentage">
            <text:p>38.0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percentage" office:value="0.00524" calcext:value-type="percentage">
            <text:p>0.52%</text:p>
          </table:table-cell>
          <table:table-cell table:formula="of:=[.J66]+[.I67]" office:value-type="percentage" office:value="0.38592" calcext:value-type="percentage">
            <text:p>38.5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6" calcext:value-type="float">
            <text:p>66</text:p>
          </table:table-cell>
          <table:table-cell office:value-type="percentage" office:value="0.00533" calcext:value-type="percentage">
            <text:p>0.53%</text:p>
          </table:table-cell>
          <table:table-cell table:formula="of:=[.J67]+[.I68]" office:value-type="percentage" office:value="0.39125" calcext:value-type="percentage">
            <text:p>39.1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7" calcext:value-type="float">
            <text:p>67</text:p>
          </table:table-cell>
          <table:table-cell office:value-type="percentage" office:value="0.0052" calcext:value-type="percentage">
            <text:p>0.52%</text:p>
          </table:table-cell>
          <table:table-cell table:formula="of:=[.J68]+[.I69]" office:value-type="percentage" office:value="0.39645" calcext:value-type="percentage">
            <text:p>39.6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8" calcext:value-type="float">
            <text:p>68</text:p>
          </table:table-cell>
          <table:table-cell office:value-type="percentage" office:value="0.00512" calcext:value-type="percentage">
            <text:p>0.51%</text:p>
          </table:table-cell>
          <table:table-cell table:formula="of:=[.J69]+[.I70]" office:value-type="percentage" office:value="0.40157" calcext:value-type="percentage">
            <text:p>40.1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69" calcext:value-type="float">
            <text:p>69</text:p>
          </table:table-cell>
          <table:table-cell office:value-type="percentage" office:value="0.00534" calcext:value-type="percentage">
            <text:p>0.53%</text:p>
          </table:table-cell>
          <table:table-cell table:formula="of:=[.J70]+[.I71]" office:value-type="percentage" office:value="0.40691" calcext:value-type="percentage">
            <text:p>40.6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percentage" office:value="0.0053" calcext:value-type="percentage">
            <text:p>0.53%</text:p>
          </table:table-cell>
          <table:table-cell table:formula="of:=[.J71]+[.I72]" office:value-type="percentage" office:value="0.41221" calcext:value-type="percentage">
            <text:p>41.2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percentage" office:value="0.00506" calcext:value-type="percentage">
            <text:p>0.51%</text:p>
          </table:table-cell>
          <table:table-cell table:formula="of:=[.J72]+[.I73]" office:value-type="percentage" office:value="0.41727" calcext:value-type="percentage">
            <text:p>41.7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2" calcext:value-type="float">
            <text:p>72</text:p>
          </table:table-cell>
          <table:table-cell office:value-type="percentage" office:value="0.00507" calcext:value-type="percentage">
            <text:p>0.51%</text:p>
          </table:table-cell>
          <table:table-cell table:formula="of:=[.J73]+[.I74]" office:value-type="percentage" office:value="0.42234" calcext:value-type="percentage">
            <text:p>42.2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percentage" office:value="0.00515" calcext:value-type="percentage">
            <text:p>0.52%</text:p>
          </table:table-cell>
          <table:table-cell table:formula="of:=[.J74]+[.I75]" office:value-type="percentage" office:value="0.42749" calcext:value-type="percentage">
            <text:p>42.7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4" calcext:value-type="float">
            <text:p>74</text:p>
          </table:table-cell>
          <table:table-cell office:value-type="percentage" office:value="0.00492" calcext:value-type="percentage">
            <text:p>0.49%</text:p>
          </table:table-cell>
          <table:table-cell table:formula="of:=[.J75]+[.I76]" office:value-type="percentage" office:value="0.43241" calcext:value-type="percentage">
            <text:p>43.2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percentage" office:value="0.00524" calcext:value-type="percentage">
            <text:p>0.52%</text:p>
          </table:table-cell>
          <table:table-cell table:formula="of:=[.J76]+[.I77]" office:value-type="percentage" office:value="0.43765" calcext:value-type="percentage">
            <text:p>43.7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6" calcext:value-type="float">
            <text:p>76</text:p>
          </table:table-cell>
          <table:table-cell office:value-type="percentage" office:value="0.00477" calcext:value-type="percentage">
            <text:p>0.48%</text:p>
          </table:table-cell>
          <table:table-cell table:formula="of:=[.J77]+[.I78]" office:value-type="percentage" office:value="0.44242" calcext:value-type="percentage">
            <text:p>44.2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7" calcext:value-type="float">
            <text:p>77</text:p>
          </table:table-cell>
          <table:table-cell office:value-type="percentage" office:value="0.00507" calcext:value-type="percentage">
            <text:p>0.51%</text:p>
          </table:table-cell>
          <table:table-cell table:formula="of:=[.J78]+[.I79]" office:value-type="percentage" office:value="0.44749" calcext:value-type="percentage">
            <text:p>44.7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8" calcext:value-type="float">
            <text:p>78</text:p>
          </table:table-cell>
          <table:table-cell office:value-type="percentage" office:value="0.00481" calcext:value-type="percentage">
            <text:p>0.48%</text:p>
          </table:table-cell>
          <table:table-cell table:formula="of:=[.J79]+[.I80]" office:value-type="percentage" office:value="0.4523" calcext:value-type="percentage">
            <text:p>45.2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79" calcext:value-type="float">
            <text:p>79</text:p>
          </table:table-cell>
          <table:table-cell office:value-type="percentage" office:value="0.00498" calcext:value-type="percentage">
            <text:p>0.50%</text:p>
          </table:table-cell>
          <table:table-cell table:formula="of:=[.J80]+[.I81]" office:value-type="percentage" office:value="0.45728" calcext:value-type="percentage">
            <text:p>45.7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 office:value-type="percentage" office:value="0.00475" calcext:value-type="percentage">
            <text:p>0.48%</text:p>
          </table:table-cell>
          <table:table-cell table:formula="of:=[.J81]+[.I82]" office:value-type="percentage" office:value="0.46203" calcext:value-type="percentage">
            <text:p>46.2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1" calcext:value-type="float">
            <text:p>81</text:p>
          </table:table-cell>
          <table:table-cell office:value-type="percentage" office:value="0.00486" calcext:value-type="percentage">
            <text:p>0.49%</text:p>
          </table:table-cell>
          <table:table-cell table:formula="of:=[.J82]+[.I83]" office:value-type="percentage" office:value="0.46689" calcext:value-type="percentage">
            <text:p>46.6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2" calcext:value-type="float">
            <text:p>82</text:p>
          </table:table-cell>
          <table:table-cell office:value-type="percentage" office:value="0.00488" calcext:value-type="percentage">
            <text:p>0.49%</text:p>
          </table:table-cell>
          <table:table-cell table:formula="of:=[.J83]+[.I84]" office:value-type="percentage" office:value="0.47177" calcext:value-type="percentage">
            <text:p>47.1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table-cell office:value-type="percentage" office:value="0.00495" calcext:value-type="percentage">
            <text:p>0.50%</text:p>
          </table:table-cell>
          <table:table-cell table:formula="of:=[.J84]+[.I85]" office:value-type="percentage" office:value="0.47672" calcext:value-type="percentage">
            <text:p>47.6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4" calcext:value-type="float">
            <text:p>84</text:p>
          </table:table-cell>
          <table:table-cell office:value-type="percentage" office:value="0.00495" calcext:value-type="percentage">
            <text:p>0.50%</text:p>
          </table:table-cell>
          <table:table-cell table:formula="of:=[.J85]+[.I86]" office:value-type="percentage" office:value="0.48167" calcext:value-type="percentage">
            <text:p>48.1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5" calcext:value-type="float">
            <text:p>85</text:p>
          </table:table-cell>
          <table:table-cell office:value-type="percentage" office:value="0.00483" calcext:value-type="percentage">
            <text:p>0.48%</text:p>
          </table:table-cell>
          <table:table-cell table:formula="of:=[.J86]+[.I87]" office:value-type="percentage" office:value="0.4865" calcext:value-type="percentage">
            <text:p>48.6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6" calcext:value-type="float">
            <text:p>86</text:p>
          </table:table-cell>
          <table:table-cell office:value-type="percentage" office:value="0.00483" calcext:value-type="percentage">
            <text:p>0.48%</text:p>
          </table:table-cell>
          <table:table-cell table:formula="of:=[.J87]+[.I88]" office:value-type="percentage" office:value="0.49133" calcext:value-type="percentage">
            <text:p>49.1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7" calcext:value-type="float">
            <text:p>87</text:p>
          </table:table-cell>
          <table:table-cell office:value-type="percentage" office:value="0.00474" calcext:value-type="percentage">
            <text:p>0.47%</text:p>
          </table:table-cell>
          <table:table-cell table:formula="of:=[.J88]+[.I89]" office:value-type="percentage" office:value="0.49607" calcext:value-type="percentage">
            <text:p>49.6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8" calcext:value-type="float">
            <text:p>88</text:p>
          </table:table-cell>
          <table:table-cell office:value-type="percentage" office:value="0.00485" calcext:value-type="percentage">
            <text:p>0.49%</text:p>
          </table:table-cell>
          <table:table-cell table:formula="of:=[.J89]+[.I90]" office:value-type="percentage" office:value="0.50092" calcext:value-type="percentage">
            <text:p>50.0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89" calcext:value-type="float">
            <text:p>89</text:p>
          </table:table-cell>
          <table:table-cell office:value-type="percentage" office:value="0.00477" calcext:value-type="percentage">
            <text:p>0.48%</text:p>
          </table:table-cell>
          <table:table-cell table:formula="of:=[.J90]+[.I91]" office:value-type="percentage" office:value="0.50569" calcext:value-type="percentage">
            <text:p>50.5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office:value-type="percentage" office:value="0.00481" calcext:value-type="percentage">
            <text:p>0.48%</text:p>
          </table:table-cell>
          <table:table-cell table:formula="of:=[.J91]+[.I92]" office:value-type="percentage" office:value="0.5105" calcext:value-type="percentage">
            <text:p>51.0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1" calcext:value-type="float">
            <text:p>91</text:p>
          </table:table-cell>
          <table:table-cell office:value-type="percentage" office:value="0.00462" calcext:value-type="percentage">
            <text:p>0.46%</text:p>
          </table:table-cell>
          <table:table-cell table:formula="of:=[.J92]+[.I93]" office:value-type="percentage" office:value="0.51512" calcext:value-type="percentage">
            <text:p>51.5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2" calcext:value-type="float">
            <text:p>92</text:p>
          </table:table-cell>
          <table:table-cell office:value-type="percentage" office:value="0.00475" calcext:value-type="percentage">
            <text:p>0.48%</text:p>
          </table:table-cell>
          <table:table-cell table:formula="of:=[.J93]+[.I94]" office:value-type="percentage" office:value="0.51987" calcext:value-type="percentage">
            <text:p>51.9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3" calcext:value-type="float">
            <text:p>93</text:p>
          </table:table-cell>
          <table:table-cell office:value-type="percentage" office:value="0.00464" calcext:value-type="percentage">
            <text:p>0.46%</text:p>
          </table:table-cell>
          <table:table-cell table:formula="of:=[.J94]+[.I95]" office:value-type="percentage" office:value="0.52451" calcext:value-type="percentage">
            <text:p>52.4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4" calcext:value-type="float">
            <text:p>94</text:p>
          </table:table-cell>
          <table:table-cell office:value-type="percentage" office:value="0.00474" calcext:value-type="percentage">
            <text:p>0.47%</text:p>
          </table:table-cell>
          <table:table-cell table:formula="of:=[.J95]+[.I96]" office:value-type="percentage" office:value="0.52925" calcext:value-type="percentage">
            <text:p>52.9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5" calcext:value-type="float">
            <text:p>95</text:p>
          </table:table-cell>
          <table:table-cell office:value-type="percentage" office:value="0.00464" calcext:value-type="percentage">
            <text:p>0.46%</text:p>
          </table:table-cell>
          <table:table-cell table:formula="of:=[.J96]+[.I97]" office:value-type="percentage" office:value="0.53389" calcext:value-type="percentage">
            <text:p>53.3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6" calcext:value-type="float">
            <text:p>96</text:p>
          </table:table-cell>
          <table:table-cell office:value-type="percentage" office:value="0.00473" calcext:value-type="percentage">
            <text:p>0.47%</text:p>
          </table:table-cell>
          <table:table-cell table:formula="of:=[.J97]+[.I98]" office:value-type="percentage" office:value="0.53862" calcext:value-type="percentage">
            <text:p>53.8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7" calcext:value-type="float">
            <text:p>97</text:p>
          </table:table-cell>
          <table:table-cell office:value-type="percentage" office:value="0.00487" calcext:value-type="percentage">
            <text:p>0.49%</text:p>
          </table:table-cell>
          <table:table-cell table:formula="of:=[.J98]+[.I99]" office:value-type="percentage" office:value="0.54349" calcext:value-type="percentage">
            <text:p>54.35%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table:number-columns-repeated="7"/>
          <table:table-cell office:value-type="float" office:value="98" calcext:value-type="float">
            <text:p>98</text:p>
          </table:table-cell>
          <table:table-cell office:value-type="percentage" office:value="0.00467" calcext:value-type="percentage">
            <text:p>0.47%</text:p>
          </table:table-cell>
          <table:table-cell table:formula="of:=[.J99]+[.I100]" office:value-type="percentage" office:value="0.54816" calcext:value-type="percentage">
            <text:p>54.8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99" calcext:value-type="float">
            <text:p>99</text:p>
          </table:table-cell>
          <table:table-cell office:value-type="percentage" office:value="0.00465" calcext:value-type="percentage">
            <text:p>0.47%</text:p>
          </table:table-cell>
          <table:table-cell table:formula="of:=[.J100]+[.I101]" office:value-type="percentage" office:value="0.55281" calcext:value-type="percentage">
            <text:p>55.2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percentage" office:value="0.00453" calcext:value-type="percentage">
            <text:p>0.45%</text:p>
          </table:table-cell>
          <table:table-cell table:formula="of:=[.J101]+[.I102]" office:value-type="percentage" office:value="0.55734" calcext:value-type="percentage">
            <text:p>55.7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1" calcext:value-type="float">
            <text:p>101</text:p>
          </table:table-cell>
          <table:table-cell office:value-type="percentage" office:value="0.00451" calcext:value-type="percentage">
            <text:p>0.45%</text:p>
          </table:table-cell>
          <table:table-cell table:formula="of:=[.J102]+[.I103]" office:value-type="percentage" office:value="0.56185" calcext:value-type="percentage">
            <text:p>56.1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2" calcext:value-type="float">
            <text:p>102</text:p>
          </table:table-cell>
          <table:table-cell office:value-type="percentage" office:value="0.00442" calcext:value-type="percentage">
            <text:p>0.44%</text:p>
          </table:table-cell>
          <table:table-cell table:formula="of:=[.J103]+[.I104]" office:value-type="percentage" office:value="0.56627" calcext:value-type="percentage">
            <text:p>56.6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3" calcext:value-type="float">
            <text:p>103</text:p>
          </table:table-cell>
          <table:table-cell office:value-type="percentage" office:value="0.00454" calcext:value-type="percentage">
            <text:p>0.45%</text:p>
          </table:table-cell>
          <table:table-cell table:formula="of:=[.J104]+[.I105]" office:value-type="percentage" office:value="0.57081" calcext:value-type="percentage">
            <text:p>57.0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4" calcext:value-type="float">
            <text:p>104</text:p>
          </table:table-cell>
          <table:table-cell office:value-type="percentage" office:value="0.00436" calcext:value-type="percentage">
            <text:p>0.44%</text:p>
          </table:table-cell>
          <table:table-cell table:formula="of:=[.J105]+[.I106]" office:value-type="percentage" office:value="0.57517" calcext:value-type="percentage">
            <text:p>57.5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office:value-type="percentage" office:value="0.0045" calcext:value-type="percentage">
            <text:p>0.45%</text:p>
          </table:table-cell>
          <table:table-cell table:formula="of:=[.J106]+[.I107]" office:value-type="percentage" office:value="0.57967" calcext:value-type="percentage">
            <text:p>57.9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6" calcext:value-type="float">
            <text:p>106</text:p>
          </table:table-cell>
          <table:table-cell office:value-type="percentage" office:value="0.00426" calcext:value-type="percentage">
            <text:p>0.43%</text:p>
          </table:table-cell>
          <table:table-cell table:formula="of:=[.J107]+[.I108]" office:value-type="percentage" office:value="0.58393" calcext:value-type="percentage">
            <text:p>58.3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7" calcext:value-type="float">
            <text:p>107</text:p>
          </table:table-cell>
          <table:table-cell office:value-type="percentage" office:value="0.00448" calcext:value-type="percentage">
            <text:p>0.45%</text:p>
          </table:table-cell>
          <table:table-cell table:formula="of:=[.J108]+[.I109]" office:value-type="percentage" office:value="0.58841" calcext:value-type="percentage">
            <text:p>58.8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8" calcext:value-type="float">
            <text:p>108</text:p>
          </table:table-cell>
          <table:table-cell office:value-type="percentage" office:value="0.00434" calcext:value-type="percentage">
            <text:p>0.43%</text:p>
          </table:table-cell>
          <table:table-cell table:formula="of:=[.J109]+[.I110]" office:value-type="percentage" office:value="0.59275" calcext:value-type="percentage">
            <text:p>59.2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9" calcext:value-type="float">
            <text:p>109</text:p>
          </table:table-cell>
          <table:table-cell office:value-type="percentage" office:value="0.0044" calcext:value-type="percentage">
            <text:p>0.44%</text:p>
          </table:table-cell>
          <table:table-cell table:formula="of:=[.J110]+[.I111]" office:value-type="percentage" office:value="0.59715" calcext:value-type="percentage">
            <text:p>59.7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office:value-type="percentage" office:value="0.00432" calcext:value-type="percentage">
            <text:p>0.43%</text:p>
          </table:table-cell>
          <table:table-cell table:formula="of:=[.J111]+[.I112]" office:value-type="percentage" office:value="0.60147" calcext:value-type="percentage">
            <text:p>60.1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1" calcext:value-type="float">
            <text:p>111</text:p>
          </table:table-cell>
          <table:table-cell office:value-type="percentage" office:value="0.00426" calcext:value-type="percentage">
            <text:p>0.43%</text:p>
          </table:table-cell>
          <table:table-cell table:formula="of:=[.J112]+[.I113]" office:value-type="percentage" office:value="0.60573" calcext:value-type="percentage">
            <text:p>60.5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2" calcext:value-type="float">
            <text:p>112</text:p>
          </table:table-cell>
          <table:table-cell office:value-type="percentage" office:value="0.00427" calcext:value-type="percentage">
            <text:p>0.43%</text:p>
          </table:table-cell>
          <table:table-cell table:formula="of:=[.J113]+[.I114]"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3" calcext:value-type="float">
            <text:p>113</text:p>
          </table:table-cell>
          <table:table-cell office:value-type="percentage" office:value="0.00424" calcext:value-type="percentage">
            <text:p>0.42%</text:p>
          </table:table-cell>
          <table:table-cell table:formula="of:=[.J114]+[.I115]" office:value-type="percentage" office:value="0.61424" calcext:value-type="percentage">
            <text:p>61.4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4" calcext:value-type="float">
            <text:p>114</text:p>
          </table:table-cell>
          <table:table-cell office:value-type="percentage" office:value="0.00424" calcext:value-type="percentage">
            <text:p>0.42%</text:p>
          </table:table-cell>
          <table:table-cell table:formula="of:=[.J115]+[.I116]" office:value-type="percentage" office:value="0.61848" calcext:value-type="percentage">
            <text:p>61.8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office:value-type="percentage" office:value="0.00408" calcext:value-type="percentage">
            <text:p>0.41%</text:p>
          </table:table-cell>
          <table:table-cell table:formula="of:=[.J116]+[.I117]" office:value-type="percentage" office:value="0.62256" calcext:value-type="percentage">
            <text:p>62.2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6" calcext:value-type="float">
            <text:p>116</text:p>
          </table:table-cell>
          <table:table-cell office:value-type="percentage" office:value="0.00417" calcext:value-type="percentage">
            <text:p>0.42%</text:p>
          </table:table-cell>
          <table:table-cell table:formula="of:=[.J117]+[.I118]" office:value-type="percentage" office:value="0.62673" calcext:value-type="percentage">
            <text:p>62.6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7" calcext:value-type="float">
            <text:p>117</text:p>
          </table:table-cell>
          <table:table-cell office:value-type="percentage" office:value="0.00427" calcext:value-type="percentage">
            <text:p>0.43%</text:p>
          </table:table-cell>
          <table:table-cell table:formula="of:=[.J118]+[.I119]" office:value-type="percentage" office:value="0.631" calcext:value-type="percentage">
            <text:p>63.1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8" calcext:value-type="float">
            <text:p>118</text:p>
          </table:table-cell>
          <table:table-cell office:value-type="percentage" office:value="0.00404" calcext:value-type="percentage">
            <text:p>0.40%</text:p>
          </table:table-cell>
          <table:table-cell table:formula="of:=[.J119]+[.I120]" office:value-type="percentage" office:value="0.63504" calcext:value-type="percentage">
            <text:p>63.5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19" calcext:value-type="float">
            <text:p>119</text:p>
          </table:table-cell>
          <table:table-cell office:value-type="percentage" office:value="0.00427" calcext:value-type="percentage">
            <text:p>0.43%</text:p>
          </table:table-cell>
          <table:table-cell table:formula="of:=[.J120]+[.I121]" office:value-type="percentage" office:value="0.63931" calcext:value-type="percentage">
            <text:p>63.9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office:value-type="percentage" office:value="0.00443" calcext:value-type="percentage">
            <text:p>0.44%</text:p>
          </table:table-cell>
          <table:table-cell table:formula="of:=[.J121]+[.I122]" office:value-type="percentage" office:value="0.64374" calcext:value-type="percentage">
            <text:p>64.3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1" calcext:value-type="float">
            <text:p>121</text:p>
          </table:table-cell>
          <table:table-cell office:value-type="percentage" office:value="0.00443" calcext:value-type="percentage">
            <text:p>0.44%</text:p>
          </table:table-cell>
          <table:table-cell table:formula="of:=[.J122]+[.I123]" office:value-type="percentage" office:value="0.64817" calcext:value-type="percentage">
            <text:p>64.8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2" calcext:value-type="float">
            <text:p>122</text:p>
          </table:table-cell>
          <table:table-cell office:value-type="percentage" office:value="0.00412" calcext:value-type="percentage">
            <text:p>0.41%</text:p>
          </table:table-cell>
          <table:table-cell table:formula="of:=[.J123]+[.I124]" office:value-type="percentage" office:value="0.65229" calcext:value-type="percentage">
            <text:p>65.2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3" calcext:value-type="float">
            <text:p>123</text:p>
          </table:table-cell>
          <table:table-cell office:value-type="percentage" office:value="0.00421" calcext:value-type="percentage">
            <text:p>0.42%</text:p>
          </table:table-cell>
          <table:table-cell table:formula="of:=[.J124]+[.I125]" office:value-type="percentage" office:value="0.6565" calcext:value-type="percentage">
            <text:p>65.6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4" calcext:value-type="float">
            <text:p>124</text:p>
          </table:table-cell>
          <table:table-cell office:value-type="percentage" office:value="0.00409" calcext:value-type="percentage">
            <text:p>0.41%</text:p>
          </table:table-cell>
          <table:table-cell table:formula="of:=[.J125]+[.I126]" office:value-type="percentage" office:value="0.66059" calcext:value-type="percentage">
            <text:p>66.0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percentage" office:value="0.00404" calcext:value-type="percentage">
            <text:p>0.40%</text:p>
          </table:table-cell>
          <table:table-cell table:formula="of:=[.J126]+[.I127]" office:value-type="percentage" office:value="0.66463" calcext:value-type="percentage">
            <text:p>66.4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6" calcext:value-type="float">
            <text:p>126</text:p>
          </table:table-cell>
          <table:table-cell office:value-type="percentage" office:value="0.0041" calcext:value-type="percentage">
            <text:p>0.41%</text:p>
          </table:table-cell>
          <table:table-cell table:formula="of:=[.J127]+[.I128]" office:value-type="percentage" office:value="0.66873" calcext:value-type="percentage">
            <text:p>66.8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7" calcext:value-type="float">
            <text:p>127</text:p>
          </table:table-cell>
          <table:table-cell office:value-type="percentage" office:value="0.00394" calcext:value-type="percentage">
            <text:p>0.39%</text:p>
          </table:table-cell>
          <table:table-cell table:formula="of:=[.J128]+[.I129]" office:value-type="percentage" office:value="0.67267" calcext:value-type="percentage">
            <text:p>67.2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8" calcext:value-type="float">
            <text:p>128</text:p>
          </table:table-cell>
          <table:table-cell office:value-type="percentage" office:value="0.0041" calcext:value-type="percentage">
            <text:p>0.41%</text:p>
          </table:table-cell>
          <table:table-cell table:formula="of:=[.J129]+[.I130]" office:value-type="percentage" office:value="0.67677" calcext:value-type="percentage">
            <text:p>67.68%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table:number-columns-repeated="7"/>
          <table:table-cell office:value-type="float" office:value="129" calcext:value-type="float">
            <text:p>129</text:p>
          </table:table-cell>
          <table:table-cell office:value-type="percentage" office:value="0.00398" calcext:value-type="percentage">
            <text:p>0.40%</text:p>
          </table:table-cell>
          <table:table-cell table:formula="of:=[.J130]+[.I131]" office:value-type="percentage" office:value="0.68075" calcext:value-type="percentage">
            <text:p>68.0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office:value-type="percentage" office:value="0.00386" calcext:value-type="percentage">
            <text:p>0.39%</text:p>
          </table:table-cell>
          <table:table-cell table:formula="of:=[.J131]+[.I132]" office:value-type="percentage" office:value="0.68461" calcext:value-type="percentage">
            <text:p>68.4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1" calcext:value-type="float">
            <text:p>131</text:p>
          </table:table-cell>
          <table:table-cell office:value-type="percentage" office:value="0.00397" calcext:value-type="percentage">
            <text:p>0.40%</text:p>
          </table:table-cell>
          <table:table-cell table:formula="of:=[.J132]+[.I133]" office:value-type="percentage" office:value="0.68858" calcext:value-type="percentage">
            <text:p>68.8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2" calcext:value-type="float">
            <text:p>132</text:p>
          </table:table-cell>
          <table:table-cell office:value-type="percentage" office:value="0.00403" calcext:value-type="percentage">
            <text:p>0.40%</text:p>
          </table:table-cell>
          <table:table-cell table:formula="of:=[.J133]+[.I134]" office:value-type="percentage" office:value="0.69261" calcext:value-type="percentage">
            <text:p>69.2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3" calcext:value-type="float">
            <text:p>133</text:p>
          </table:table-cell>
          <table:table-cell office:value-type="percentage" office:value="0.00424" calcext:value-type="percentage">
            <text:p>0.42%</text:p>
          </table:table-cell>
          <table:table-cell table:formula="of:=[.J134]+[.I135]" office:value-type="percentage" office:value="0.69685" calcext:value-type="percentage">
            <text:p>69.6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4" calcext:value-type="float">
            <text:p>134</text:p>
          </table:table-cell>
          <table:table-cell office:value-type="percentage" office:value="0.00399" calcext:value-type="percentage">
            <text:p>0.40%</text:p>
          </table:table-cell>
          <table:table-cell table:formula="of:=[.J135]+[.I136]" office:value-type="percentage" office:value="0.70084" calcext:value-type="percentage">
            <text:p>70.0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percentage" office:value="0.00389" calcext:value-type="percentage">
            <text:p>0.39%</text:p>
          </table:table-cell>
          <table:table-cell table:formula="of:=[.J136]+[.I137]" office:value-type="percentage" office:value="0.70473" calcext:value-type="percentage">
            <text:p>70.4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6" calcext:value-type="float">
            <text:p>136</text:p>
          </table:table-cell>
          <table:table-cell office:value-type="percentage" office:value="0.0039" calcext:value-type="percentage">
            <text:p>0.39%</text:p>
          </table:table-cell>
          <table:table-cell table:formula="of:=[.J137]+[.I138]" office:value-type="percentage" office:value="0.70863" calcext:value-type="percentage">
            <text:p>70.8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7" calcext:value-type="float">
            <text:p>137</text:p>
          </table:table-cell>
          <table:table-cell office:value-type="percentage" office:value="0.00399" calcext:value-type="percentage">
            <text:p>0.40%</text:p>
          </table:table-cell>
          <table:table-cell table:formula="of:=[.J138]+[.I139]" office:value-type="percentage" office:value="0.71262" calcext:value-type="percentage">
            <text:p>71.2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8" calcext:value-type="float">
            <text:p>138</text:p>
          </table:table-cell>
          <table:table-cell office:value-type="percentage" office:value="0.00379" calcext:value-type="percentage">
            <text:p>0.38%</text:p>
          </table:table-cell>
          <table:table-cell table:formula="of:=[.J139]+[.I140]" office:value-type="percentage" office:value="0.71641" calcext:value-type="percentage">
            <text:p>71.6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39" calcext:value-type="float">
            <text:p>139</text:p>
          </table:table-cell>
          <table:table-cell office:value-type="percentage" office:value="0.00383" calcext:value-type="percentage">
            <text:p>0.38%</text:p>
          </table:table-cell>
          <table:table-cell table:formula="of:=[.J140]+[.I141]" office:value-type="percentage" office:value="0.72024" calcext:value-type="percentage">
            <text:p>72.0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percentage" office:value="0.00395" calcext:value-type="percentage">
            <text:p>0.40%</text:p>
          </table:table-cell>
          <table:table-cell table:formula="of:=[.J141]+[.I142]" office:value-type="percentage" office:value="0.72419" calcext:value-type="percentage">
            <text:p>72.4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1" calcext:value-type="float">
            <text:p>141</text:p>
          </table:table-cell>
          <table:table-cell office:value-type="percentage" office:value="0.00382" calcext:value-type="percentage">
            <text:p>0.38%</text:p>
          </table:table-cell>
          <table:table-cell table:formula="of:=[.J142]+[.I143]" office:value-type="percentage" office:value="0.72801" calcext:value-type="percentage">
            <text:p>72.8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2" calcext:value-type="float">
            <text:p>142</text:p>
          </table:table-cell>
          <table:table-cell office:value-type="percentage" office:value="0.00377" calcext:value-type="percentage">
            <text:p>0.38%</text:p>
          </table:table-cell>
          <table:table-cell table:formula="of:=[.J143]+[.I144]" office:value-type="percentage" office:value="0.73178" calcext:value-type="percentage">
            <text:p>73.1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3" calcext:value-type="float">
            <text:p>143</text:p>
          </table:table-cell>
          <table:table-cell office:value-type="percentage" office:value="0.00363" calcext:value-type="percentage">
            <text:p>0.36%</text:p>
          </table:table-cell>
          <table:table-cell table:formula="of:=[.J144]+[.I145]" office:value-type="percentage" office:value="0.73541" calcext:value-type="percentage">
            <text:p>73.5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4" calcext:value-type="float">
            <text:p>144</text:p>
          </table:table-cell>
          <table:table-cell office:value-type="percentage" office:value="0.00369" calcext:value-type="percentage">
            <text:p>0.37%</text:p>
          </table:table-cell>
          <table:table-cell table:formula="of:=[.J145]+[.I146]" office:value-type="percentage" office:value="0.7391" calcext:value-type="percentage">
            <text:p>73.9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percentage" office:value="0.00372" calcext:value-type="percentage">
            <text:p>0.37%</text:p>
          </table:table-cell>
          <table:table-cell table:formula="of:=[.J146]+[.I147]" office:value-type="percentage" office:value="0.74282" calcext:value-type="percentage">
            <text:p>74.2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6" calcext:value-type="float">
            <text:p>146</text:p>
          </table:table-cell>
          <table:table-cell office:value-type="percentage" office:value="0.00351" calcext:value-type="percentage">
            <text:p>0.35%</text:p>
          </table:table-cell>
          <table:table-cell table:formula="of:=[.J147]+[.I148]" office:value-type="percentage" office:value="0.74633" calcext:value-type="percentage">
            <text:p>74.6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7" calcext:value-type="float">
            <text:p>147</text:p>
          </table:table-cell>
          <table:table-cell office:value-type="percentage" office:value="0.00355" calcext:value-type="percentage">
            <text:p>0.36%</text:p>
          </table:table-cell>
          <table:table-cell table:formula="of:=[.J148]+[.I149]" office:value-type="percentage" office:value="0.74988" calcext:value-type="percentage">
            <text:p>74.9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8" calcext:value-type="float">
            <text:p>148</text:p>
          </table:table-cell>
          <table:table-cell office:value-type="percentage" office:value="0.00344" calcext:value-type="percentage">
            <text:p>0.34%</text:p>
          </table:table-cell>
          <table:table-cell table:formula="of:=[.J149]+[.I150]" office:value-type="percentage" office:value="0.75332" calcext:value-type="percentage">
            <text:p>75.3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49" calcext:value-type="float">
            <text:p>149</text:p>
          </table:table-cell>
          <table:table-cell office:value-type="percentage" office:value="0.00339" calcext:value-type="percentage">
            <text:p>0.34%</text:p>
          </table:table-cell>
          <table:table-cell table:formula="of:=[.J150]+[.I151]" office:value-type="percentage" office:value="0.75671" calcext:value-type="percentage">
            <text:p>75.6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percentage" office:value="0.00334" calcext:value-type="percentage">
            <text:p>0.33%</text:p>
          </table:table-cell>
          <table:table-cell table:formula="of:=[.J151]+[.I152]" office:value-type="percentage" office:value="0.76005" calcext:value-type="percentage">
            <text:p>76.0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1" calcext:value-type="float">
            <text:p>151</text:p>
          </table:table-cell>
          <table:table-cell office:value-type="percentage" office:value="0.00354" calcext:value-type="percentage">
            <text:p>0.35%</text:p>
          </table:table-cell>
          <table:table-cell table:formula="of:=[.J152]+[.I153]" office:value-type="percentage" office:value="0.76359" calcext:value-type="percentage">
            <text:p>76.3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2" calcext:value-type="float">
            <text:p>152</text:p>
          </table:table-cell>
          <table:table-cell office:value-type="percentage" office:value="0.00337" calcext:value-type="percentage">
            <text:p>0.34%</text:p>
          </table:table-cell>
          <table:table-cell table:formula="of:=[.J153]+[.I154]" office:value-type="percentage" office:value="0.76696" calcext:value-type="percentage">
            <text:p>76.7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3" calcext:value-type="float">
            <text:p>153</text:p>
          </table:table-cell>
          <table:table-cell office:value-type="percentage" office:value="0.00335" calcext:value-type="percentage">
            <text:p>0.34%</text:p>
          </table:table-cell>
          <table:table-cell table:formula="of:=[.J154]+[.I155]" office:value-type="percentage" office:value="0.77031" calcext:value-type="percentage">
            <text:p>77.0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4" calcext:value-type="float">
            <text:p>154</text:p>
          </table:table-cell>
          <table:table-cell office:value-type="percentage" office:value="0.00345" calcext:value-type="percentage">
            <text:p>0.35%</text:p>
          </table:table-cell>
          <table:table-cell table:formula="of:=[.J155]+[.I156]" office:value-type="percentage" office:value="0.77376" calcext:value-type="percentage">
            <text:p>77.3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percentage" office:value="0.00341" calcext:value-type="percentage">
            <text:p>0.34%</text:p>
          </table:table-cell>
          <table:table-cell table:formula="of:=[.J156]+[.I157]" office:value-type="percentage" office:value="0.77717" calcext:value-type="percentage">
            <text:p>77.7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6" calcext:value-type="float">
            <text:p>156</text:p>
          </table:table-cell>
          <table:table-cell office:value-type="percentage" office:value="0.0032" calcext:value-type="percentage">
            <text:p>0.32%</text:p>
          </table:table-cell>
          <table:table-cell table:formula="of:=[.J157]+[.I158]" office:value-type="percentage" office:value="0.78037" calcext:value-type="percentage">
            <text:p>78.0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7" calcext:value-type="float">
            <text:p>157</text:p>
          </table:table-cell>
          <table:table-cell office:value-type="percentage" office:value="0.00316" calcext:value-type="percentage">
            <text:p>0.32%</text:p>
          </table:table-cell>
          <table:table-cell table:formula="of:=[.J158]+[.I159]" office:value-type="percentage" office:value="0.78353" calcext:value-type="percentage">
            <text:p>78.3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8" calcext:value-type="float">
            <text:p>158</text:p>
          </table:table-cell>
          <table:table-cell office:value-type="percentage" office:value="0.00335" calcext:value-type="percentage">
            <text:p>0.34%</text:p>
          </table:table-cell>
          <table:table-cell table:formula="of:=[.J159]+[.I160]" office:value-type="percentage" office:value="0.78688" calcext:value-type="percentage">
            <text:p>78.6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9" calcext:value-type="float">
            <text:p>159</text:p>
          </table:table-cell>
          <table:table-cell office:value-type="percentage" office:value="0.0031" calcext:value-type="percentage">
            <text:p>0.31%</text:p>
          </table:table-cell>
          <table:table-cell table:formula="of:=[.J160]+[.I161]" office:value-type="percentage" office:value="0.78998" calcext:value-type="percentage">
            <text:p>79.0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percentage" office:value="0.00305" calcext:value-type="percentage">
            <text:p>0.31%</text:p>
          </table:table-cell>
          <table:table-cell table:formula="of:=[.J161]+[.I162]" office:value-type="percentage" office:value="0.79303" calcext:value-type="percentage">
            <text:p>79.3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1" calcext:value-type="float">
            <text:p>161</text:p>
          </table:table-cell>
          <table:table-cell office:value-type="percentage" office:value="0.00306" calcext:value-type="percentage">
            <text:p>0.31%</text:p>
          </table:table-cell>
          <table:table-cell table:formula="of:=[.J162]+[.I163]" office:value-type="percentage" office:value="0.79609" calcext:value-type="percentage">
            <text:p>79.6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2" calcext:value-type="float">
            <text:p>162</text:p>
          </table:table-cell>
          <table:table-cell office:value-type="percentage" office:value="0.00308" calcext:value-type="percentage">
            <text:p>0.31%</text:p>
          </table:table-cell>
          <table:table-cell table:formula="of:=[.J163]+[.I164]" office:value-type="percentage" office:value="0.79917" calcext:value-type="percentage">
            <text:p>79.9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3" calcext:value-type="float">
            <text:p>163</text:p>
          </table:table-cell>
          <table:table-cell office:value-type="percentage" office:value="0.00302" calcext:value-type="percentage">
            <text:p>0.30%</text:p>
          </table:table-cell>
          <table:table-cell table:formula="of:=[.J164]+[.I165]" office:value-type="percentage" office:value="0.80219" calcext:value-type="percentage">
            <text:p>80.2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4" calcext:value-type="float">
            <text:p>164</text:p>
          </table:table-cell>
          <table:table-cell office:value-type="percentage" office:value="0.00304" calcext:value-type="percentage">
            <text:p>0.30%</text:p>
          </table:table-cell>
          <table:table-cell table:formula="of:=[.J165]+[.I166]" office:value-type="percentage" office:value="0.80523" calcext:value-type="percentage">
            <text:p>80.5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office:value-type="percentage" office:value="0.00308" calcext:value-type="percentage">
            <text:p>0.31%</text:p>
          </table:table-cell>
          <table:table-cell table:formula="of:=[.J166]+[.I167]" office:value-type="percentage" office:value="0.80831" calcext:value-type="percentage">
            <text:p>80.8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6" calcext:value-type="float">
            <text:p>166</text:p>
          </table:table-cell>
          <table:table-cell office:value-type="percentage" office:value="0.00288" calcext:value-type="percentage">
            <text:p>0.29%</text:p>
          </table:table-cell>
          <table:table-cell table:formula="of:=[.J167]+[.I168]" office:value-type="percentage" office:value="0.81119" calcext:value-type="percentage">
            <text:p>81.1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7" calcext:value-type="float">
            <text:p>167</text:p>
          </table:table-cell>
          <table:table-cell office:value-type="percentage" office:value="0.00298" calcext:value-type="percentage">
            <text:p>0.30%</text:p>
          </table:table-cell>
          <table:table-cell table:formula="of:=[.J168]+[.I169]" office:value-type="percentage" office:value="0.81417" calcext:value-type="percentage">
            <text:p>81.4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8" calcext:value-type="float">
            <text:p>168</text:p>
          </table:table-cell>
          <table:table-cell office:value-type="percentage" office:value="0.00282" calcext:value-type="percentage">
            <text:p>0.28%</text:p>
          </table:table-cell>
          <table:table-cell table:formula="of:=[.J169]+[.I170]" office:value-type="percentage" office:value="0.81699" calcext:value-type="percentage">
            <text:p>81.7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69" calcext:value-type="float">
            <text:p>169</text:p>
          </table:table-cell>
          <table:table-cell office:value-type="percentage" office:value="0.00291" calcext:value-type="percentage">
            <text:p>0.29%</text:p>
          </table:table-cell>
          <table:table-cell table:formula="of:=[.J170]+[.I171]" office:value-type="percentage" office:value="0.8199" calcext:value-type="percentage">
            <text:p>81.9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office:value-type="percentage" office:value="0.00283" calcext:value-type="percentage">
            <text:p>0.28%</text:p>
          </table:table-cell>
          <table:table-cell table:formula="of:=[.J171]+[.I172]" office:value-type="percentage" office:value="0.82273" calcext:value-type="percentage">
            <text:p>82.2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1" calcext:value-type="float">
            <text:p>171</text:p>
          </table:table-cell>
          <table:table-cell office:value-type="percentage" office:value="0.00291" calcext:value-type="percentage">
            <text:p>0.29%</text:p>
          </table:table-cell>
          <table:table-cell table:formula="of:=[.J172]+[.I173]" office:value-type="percentage" office:value="0.82564" calcext:value-type="percentage">
            <text:p>82.5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2" calcext:value-type="float">
            <text:p>172</text:p>
          </table:table-cell>
          <table:table-cell office:value-type="percentage" office:value="0.00284" calcext:value-type="percentage">
            <text:p>0.28%</text:p>
          </table:table-cell>
          <table:table-cell table:formula="of:=[.J173]+[.I174]" office:value-type="percentage" office:value="0.82848" calcext:value-type="percentage">
            <text:p>82.8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3" calcext:value-type="float">
            <text:p>173</text:p>
          </table:table-cell>
          <table:table-cell office:value-type="percentage" office:value="0.00268" calcext:value-type="percentage">
            <text:p>0.27%</text:p>
          </table:table-cell>
          <table:table-cell table:formula="of:=[.J174]+[.I175]" office:value-type="percentage" office:value="0.83116" calcext:value-type="percentage">
            <text:p>83.1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4" calcext:value-type="float">
            <text:p>174</text:p>
          </table:table-cell>
          <table:table-cell office:value-type="percentage" office:value="0.00266" calcext:value-type="percentage">
            <text:p>0.27%</text:p>
          </table:table-cell>
          <table:table-cell table:formula="of:=[.J175]+[.I176]" office:value-type="percentage" office:value="0.83382" calcext:value-type="percentage">
            <text:p>83.3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percentage" office:value="0.00251" calcext:value-type="percentage">
            <text:p>0.25%</text:p>
          </table:table-cell>
          <table:table-cell table:formula="of:=[.J176]+[.I177]" office:value-type="percentage" office:value="0.83633" calcext:value-type="percentage">
            <text:p>83.6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6" calcext:value-type="float">
            <text:p>176</text:p>
          </table:table-cell>
          <table:table-cell office:value-type="percentage" office:value="0.00245" calcext:value-type="percentage">
            <text:p>0.25%</text:p>
          </table:table-cell>
          <table:table-cell table:formula="of:=[.J177]+[.I178]" office:value-type="percentage" office:value="0.83878" calcext:value-type="percentage">
            <text:p>83.8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7" calcext:value-type="float">
            <text:p>177</text:p>
          </table:table-cell>
          <table:table-cell office:value-type="percentage" office:value="0.00267" calcext:value-type="percentage">
            <text:p>0.27%</text:p>
          </table:table-cell>
          <table:table-cell table:formula="of:=[.J178]+[.I179]" office:value-type="percentage" office:value="0.84145" calcext:value-type="percentage">
            <text:p>84.1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8" calcext:value-type="float">
            <text:p>178</text:p>
          </table:table-cell>
          <table:table-cell office:value-type="percentage" office:value="0.00236" calcext:value-type="percentage">
            <text:p>0.24%</text:p>
          </table:table-cell>
          <table:table-cell table:formula="of:=[.J179]+[.I180]" office:value-type="percentage" office:value="0.84381" calcext:value-type="percentage">
            <text:p>84.3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9" calcext:value-type="float">
            <text:p>179</text:p>
          </table:table-cell>
          <table:table-cell office:value-type="percentage" office:value="0.00248" calcext:value-type="percentage">
            <text:p>0.25%</text:p>
          </table:table-cell>
          <table:table-cell table:formula="of:=[.J180]+[.I181]" office:value-type="percentage" office:value="0.84629" calcext:value-type="percentage">
            <text:p>84.6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office:value-type="percentage" office:value="0.00269" calcext:value-type="percentage">
            <text:p>0.27%</text:p>
          </table:table-cell>
          <table:table-cell table:formula="of:=[.J181]+[.I182]" office:value-type="percentage" office:value="0.84898" calcext:value-type="percentage">
            <text:p>84.9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1" calcext:value-type="float">
            <text:p>181</text:p>
          </table:table-cell>
          <table:table-cell office:value-type="percentage" office:value="0.00253" calcext:value-type="percentage">
            <text:p>0.25%</text:p>
          </table:table-cell>
          <table:table-cell table:formula="of:=[.J182]+[.I183]" office:value-type="percentage" office:value="0.85151" calcext:value-type="percentage">
            <text:p>85.1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2" calcext:value-type="float">
            <text:p>182</text:p>
          </table:table-cell>
          <table:table-cell office:value-type="percentage" office:value="0.00237" calcext:value-type="percentage">
            <text:p>0.24%</text:p>
          </table:table-cell>
          <table:table-cell table:formula="of:=[.J183]+[.I184]" office:value-type="percentage" office:value="0.85388" calcext:value-type="percentage">
            <text:p>85.3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3" calcext:value-type="float">
            <text:p>183</text:p>
          </table:table-cell>
          <table:table-cell office:value-type="percentage" office:value="0.00232" calcext:value-type="percentage">
            <text:p>0.23%</text:p>
          </table:table-cell>
          <table:table-cell table:formula="of:=[.J184]+[.I185]" office:value-type="percentage" office:value="0.8562" calcext:value-type="percentage">
            <text:p>85.6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4" calcext:value-type="float">
            <text:p>184</text:p>
          </table:table-cell>
          <table:table-cell office:value-type="percentage" office:value="0.0022" calcext:value-type="percentage">
            <text:p>0.22%</text:p>
          </table:table-cell>
          <table:table-cell table:formula="of:=[.J185]+[.I186]" office:value-type="percentage" office:value="0.8584" calcext:value-type="percentage">
            <text:p>85.8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office:value-type="percentage" office:value="0.00222" calcext:value-type="percentage">
            <text:p>0.22%</text:p>
          </table:table-cell>
          <table:table-cell table:formula="of:=[.J186]+[.I187]" office:value-type="percentage" office:value="0.86062" calcext:value-type="percentage">
            <text:p>86.0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6" calcext:value-type="float">
            <text:p>186</text:p>
          </table:table-cell>
          <table:table-cell office:value-type="percentage" office:value="0.00234" calcext:value-type="percentage">
            <text:p>0.23%</text:p>
          </table:table-cell>
          <table:table-cell table:formula="of:=[.J187]+[.I188]" office:value-type="percentage" office:value="0.86296" calcext:value-type="percentage">
            <text:p>86.3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7" calcext:value-type="float">
            <text:p>187</text:p>
          </table:table-cell>
          <table:table-cell office:value-type="percentage" office:value="0.00225" calcext:value-type="percentage">
            <text:p>0.23%</text:p>
          </table:table-cell>
          <table:table-cell table:formula="of:=[.J188]+[.I189]" office:value-type="percentage" office:value="0.86521" calcext:value-type="percentage">
            <text:p>86.5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8" calcext:value-type="float">
            <text:p>188</text:p>
          </table:table-cell>
          <table:table-cell office:value-type="percentage" office:value="0.00237" calcext:value-type="percentage">
            <text:p>0.24%</text:p>
          </table:table-cell>
          <table:table-cell table:formula="of:=[.J189]+[.I190]" office:value-type="percentage" office:value="0.86758" calcext:value-type="percentage">
            <text:p>86.7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89" calcext:value-type="float">
            <text:p>189</text:p>
          </table:table-cell>
          <table:table-cell office:value-type="percentage" office:value="0.0023" calcext:value-type="percentage">
            <text:p>0.23%</text:p>
          </table:table-cell>
          <table:table-cell table:formula="of:=[.J190]+[.I191]" office:value-type="percentage" office:value="0.86988" calcext:value-type="percentage">
            <text:p>86.99%</text:p>
          </table:table-cell>
          <table:table-cell office:value-type="string" calcext:value-type="string">
            <text:p>PO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office:value-type="percentage" office:value="0.00205" calcext:value-type="percentage">
            <text:p>0.21%</text:p>
          </table:table-cell>
          <table:table-cell table:formula="of:=[.J191]+[.I192]" office:value-type="percentage" office:value="0.87193" calcext:value-type="percentage">
            <text:p>87.1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1" calcext:value-type="float">
            <text:p>191</text:p>
          </table:table-cell>
          <table:table-cell office:value-type="percentage" office:value="0.00206" calcext:value-type="percentage">
            <text:p>0.21%</text:p>
          </table:table-cell>
          <table:table-cell table:formula="of:=[.J192]+[.I193]" office:value-type="percentage" office:value="0.87399" calcext:value-type="percentage">
            <text:p>87.4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2" calcext:value-type="float">
            <text:p>192</text:p>
          </table:table-cell>
          <table:table-cell office:value-type="percentage" office:value="0.00209" calcext:value-type="percentage">
            <text:p>0.21%</text:p>
          </table:table-cell>
          <table:table-cell table:formula="of:=[.J193]+[.I194]" office:value-type="percentage" office:value="0.87608" calcext:value-type="percentage">
            <text:p>87.6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3" calcext:value-type="float">
            <text:p>193</text:p>
          </table:table-cell>
          <table:table-cell office:value-type="percentage" office:value="0.00203" calcext:value-type="percentage">
            <text:p>0.20%</text:p>
          </table:table-cell>
          <table:table-cell table:formula="of:=[.J194]+[.I195]" office:value-type="percentage" office:value="0.87811" calcext:value-type="percentage">
            <text:p>87.8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4" calcext:value-type="float">
            <text:p>194</text:p>
          </table:table-cell>
          <table:table-cell office:value-type="percentage" office:value="0.00201" calcext:value-type="percentage">
            <text:p>0.20%</text:p>
          </table:table-cell>
          <table:table-cell table:formula="of:=[.J195]+[.I196]" office:value-type="percentage" office:value="0.88012" calcext:value-type="percentage">
            <text:p>88.0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office:value-type="percentage" office:value="0.00192" calcext:value-type="percentage">
            <text:p>0.19%</text:p>
          </table:table-cell>
          <table:table-cell table:formula="of:=[.J196]+[.I197]" office:value-type="percentage" office:value="0.88204" calcext:value-type="percentage">
            <text:p>88.2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6" calcext:value-type="float">
            <text:p>196</text:p>
          </table:table-cell>
          <table:table-cell office:value-type="percentage" office:value="0.00196" calcext:value-type="percentage">
            <text:p>0.20%</text:p>
          </table:table-cell>
          <table:table-cell table:formula="of:=[.J197]+[.I198]" office:value-type="percentage" office:value="0.884" calcext:value-type="percentage">
            <text:p>88.4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7" calcext:value-type="float">
            <text:p>197</text:p>
          </table:table-cell>
          <table:table-cell office:value-type="percentage" office:value="0.00186" calcext:value-type="percentage">
            <text:p>0.19%</text:p>
          </table:table-cell>
          <table:table-cell table:formula="of:=[.J198]+[.I199]" office:value-type="percentage" office:value="0.88586" calcext:value-type="percentage">
            <text:p>88.5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8" calcext:value-type="float">
            <text:p>198</text:p>
          </table:table-cell>
          <table:table-cell office:value-type="percentage" office:value="0.00192" calcext:value-type="percentage">
            <text:p>0.19%</text:p>
          </table:table-cell>
          <table:table-cell table:formula="of:=[.J199]+[.I200]" office:value-type="percentage" office:value="0.88778" calcext:value-type="percentage">
            <text:p>88.7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199" calcext:value-type="float">
            <text:p>199</text:p>
          </table:table-cell>
          <table:table-cell office:value-type="percentage" office:value="0.00184" calcext:value-type="percentage">
            <text:p>0.18%</text:p>
          </table:table-cell>
          <table:table-cell table:formula="of:=[.J200]+[.I201]" office:value-type="percentage" office:value="0.88962" calcext:value-type="percentage">
            <text:p>88.9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percentage" office:value="0.00181" calcext:value-type="percentage">
            <text:p>0.18%</text:p>
          </table:table-cell>
          <table:table-cell table:formula="of:=[.J201]+[.I202]" office:value-type="percentage" office:value="0.89143" calcext:value-type="percentage">
            <text:p>89.1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1" calcext:value-type="float">
            <text:p>201</text:p>
          </table:table-cell>
          <table:table-cell office:value-type="percentage" office:value="0.00173" calcext:value-type="percentage">
            <text:p>0.17%</text:p>
          </table:table-cell>
          <table:table-cell table:formula="of:=[.J202]+[.I203]" office:value-type="percentage" office:value="0.89316" calcext:value-type="percentage">
            <text:p>89.3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2" calcext:value-type="float">
            <text:p>202</text:p>
          </table:table-cell>
          <table:table-cell office:value-type="percentage" office:value="0.00161" calcext:value-type="percentage">
            <text:p>0.16%</text:p>
          </table:table-cell>
          <table:table-cell table:formula="of:=[.J203]+[.I204]" office:value-type="percentage" office:value="0.89477" calcext:value-type="percentage">
            <text:p>89.4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3" calcext:value-type="float">
            <text:p>203</text:p>
          </table:table-cell>
          <table:table-cell office:value-type="percentage" office:value="0.0017" calcext:value-type="percentage">
            <text:p>0.17%</text:p>
          </table:table-cell>
          <table:table-cell table:formula="of:=[.J204]+[.I205]" office:value-type="percentage" office:value="0.89647" calcext:value-type="percentage">
            <text:p>89.6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4" calcext:value-type="float">
            <text:p>204</text:p>
          </table:table-cell>
          <table:table-cell office:value-type="percentage" office:value="0.00172" calcext:value-type="percentage">
            <text:p>0.17%</text:p>
          </table:table-cell>
          <table:table-cell table:formula="of:=[.J205]+[.I206]" office:value-type="percentage" office:value="0.89819" calcext:value-type="percentage">
            <text:p>89.8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office:value-type="percentage" office:value="0.00172" calcext:value-type="percentage">
            <text:p>0.17%</text:p>
          </table:table-cell>
          <table:table-cell table:formula="of:=[.J206]+[.I207]" office:value-type="percentage" office:value="0.89991" calcext:value-type="percentage">
            <text:p>89.9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6" calcext:value-type="float">
            <text:p>206</text:p>
          </table:table-cell>
          <table:table-cell office:value-type="percentage" office:value="0.00166" calcext:value-type="percentage">
            <text:p>0.17%</text:p>
          </table:table-cell>
          <table:table-cell table:formula="of:=[.J207]+[.I208]" office:value-type="percentage" office:value="0.90157" calcext:value-type="percentage">
            <text:p>90.1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7" calcext:value-type="float">
            <text:p>207</text:p>
          </table:table-cell>
          <table:table-cell office:value-type="percentage" office:value="0.0016" calcext:value-type="percentage">
            <text:p>0.16%</text:p>
          </table:table-cell>
          <table:table-cell table:formula="of:=[.J208]+[.I209]" office:value-type="percentage" office:value="0.90317" calcext:value-type="percentage">
            <text:p>90.3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8" calcext:value-type="float">
            <text:p>208</text:p>
          </table:table-cell>
          <table:table-cell office:value-type="percentage" office:value="0.00157" calcext:value-type="percentage">
            <text:p>0.16%</text:p>
          </table:table-cell>
          <table:table-cell table:formula="of:=[.J209]+[.I210]" office:value-type="percentage" office:value="0.90474" calcext:value-type="percentage">
            <text:p>90.4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9" calcext:value-type="float">
            <text:p>209</text:p>
          </table:table-cell>
          <table:table-cell office:value-type="percentage" office:value="0.00149" calcext:value-type="percentage">
            <text:p>0.15%</text:p>
          </table:table-cell>
          <table:table-cell table:formula="of:=[.J210]+[.I211]" office:value-type="percentage" office:value="0.90623" calcext:value-type="percentage">
            <text:p>90.6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office:value-type="percentage" office:value="0.00147" calcext:value-type="percentage">
            <text:p>0.15%</text:p>
          </table:table-cell>
          <table:table-cell table:formula="of:=[.J211]+[.I212]" office:value-type="percentage" office:value="0.9077" calcext:value-type="percentage">
            <text:p>90.7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1" calcext:value-type="float">
            <text:p>211</text:p>
          </table:table-cell>
          <table:table-cell office:value-type="percentage" office:value="0.00133" calcext:value-type="percentage">
            <text:p>0.13%</text:p>
          </table:table-cell>
          <table:table-cell table:formula="of:=[.J212]+[.I213]" office:value-type="percentage" office:value="0.90903" calcext:value-type="percentage">
            <text:p>90.9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2" calcext:value-type="float">
            <text:p>212</text:p>
          </table:table-cell>
          <table:table-cell office:value-type="percentage" office:value="0.0015" calcext:value-type="percentage">
            <text:p>0.15%</text:p>
          </table:table-cell>
          <table:table-cell table:formula="of:=[.J213]+[.I214]" office:value-type="percentage" office:value="0.91053" calcext:value-type="percentage">
            <text:p>91.0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3" calcext:value-type="float">
            <text:p>213</text:p>
          </table:table-cell>
          <table:table-cell office:value-type="percentage" office:value="0.00149" calcext:value-type="percentage">
            <text:p>0.15%</text:p>
          </table:table-cell>
          <table:table-cell table:formula="of:=[.J214]+[.I215]" office:value-type="percentage" office:value="0.91202" calcext:value-type="percentage">
            <text:p>91.2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4" calcext:value-type="float">
            <text:p>214</text:p>
          </table:table-cell>
          <table:table-cell office:value-type="percentage" office:value="0.00147" calcext:value-type="percentage">
            <text:p>0.15%</text:p>
          </table:table-cell>
          <table:table-cell table:formula="of:=[.J215]+[.I216]" office:value-type="percentage" office:value="0.91349" calcext:value-type="percentage">
            <text:p>91.3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office:value-type="percentage" office:value="0.00145" calcext:value-type="percentage">
            <text:p>0.15%</text:p>
          </table:table-cell>
          <table:table-cell table:formula="of:=[.J216]+[.I217]" office:value-type="percentage" office:value="0.91494" calcext:value-type="percentage">
            <text:p>91.4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6" calcext:value-type="float">
            <text:p>216</text:p>
          </table:table-cell>
          <table:table-cell office:value-type="percentage" office:value="0.00151" calcext:value-type="percentage">
            <text:p>0.15%</text:p>
          </table:table-cell>
          <table:table-cell table:formula="of:=[.J217]+[.I218]" office:value-type="percentage" office:value="0.91645" calcext:value-type="percentage">
            <text:p>91.6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7" calcext:value-type="float">
            <text:p>217</text:p>
          </table:table-cell>
          <table:table-cell office:value-type="percentage" office:value="0.00159" calcext:value-type="percentage">
            <text:p>0.16%</text:p>
          </table:table-cell>
          <table:table-cell table:formula="of:=[.J218]+[.I219]" office:value-type="percentage" office:value="0.91804" calcext:value-type="percentage">
            <text:p>91.8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8" calcext:value-type="float">
            <text:p>218</text:p>
          </table:table-cell>
          <table:table-cell office:value-type="percentage" office:value="0.00154" calcext:value-type="percentage">
            <text:p>0.15%</text:p>
          </table:table-cell>
          <table:table-cell table:formula="of:=[.J219]+[.I220]" office:value-type="percentage" office:value="0.91958" calcext:value-type="percentage">
            <text:p>91.9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19" calcext:value-type="float">
            <text:p>219</text:p>
          </table:table-cell>
          <table:table-cell office:value-type="percentage" office:value="0.00127" calcext:value-type="percentage">
            <text:p>0.13%</text:p>
          </table:table-cell>
          <table:table-cell table:formula="of:=[.J220]+[.I221]" office:value-type="percentage" office:value="0.92085" calcext:value-type="percentage">
            <text:p>92.0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office:value-type="percentage" office:value="0.00137" calcext:value-type="percentage">
            <text:p>0.14%</text:p>
          </table:table-cell>
          <table:table-cell table:formula="of:=[.J221]+[.I222]" office:value-type="percentage" office:value="0.92222" calcext:value-type="percentage">
            <text:p>92.2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1" calcext:value-type="float">
            <text:p>221</text:p>
          </table:table-cell>
          <table:table-cell office:value-type="percentage" office:value="0.00153" calcext:value-type="percentage">
            <text:p>0.15%</text:p>
          </table:table-cell>
          <table:table-cell table:formula="of:=[.J222]+[.I223]" office:value-type="percentage" office:value="0.92375" calcext:value-type="percentage">
            <text:p>92.3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2" calcext:value-type="float">
            <text:p>222</text:p>
          </table:table-cell>
          <table:table-cell office:value-type="percentage" office:value="0.00136" calcext:value-type="percentage">
            <text:p>0.14%</text:p>
          </table:table-cell>
          <table:table-cell table:formula="of:=[.J223]+[.I224]" office:value-type="percentage" office:value="0.92511" calcext:value-type="percentage">
            <text:p>92.5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3" calcext:value-type="float">
            <text:p>223</text:p>
          </table:table-cell>
          <table:table-cell office:value-type="percentage" office:value="0.00136" calcext:value-type="percentage">
            <text:p>0.14%</text:p>
          </table:table-cell>
          <table:table-cell table:formula="of:=[.J224]+[.I225]" office:value-type="percentage" office:value="0.92647" calcext:value-type="percentage">
            <text:p>92.6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4" calcext:value-type="float">
            <text:p>224</text:p>
          </table:table-cell>
          <table:table-cell office:value-type="percentage" office:value="0.00129" calcext:value-type="percentage">
            <text:p>0.13%</text:p>
          </table:table-cell>
          <table:table-cell table:formula="of:=[.J225]+[.I226]" office:value-type="percentage" office:value="0.92776" calcext:value-type="percentage">
            <text:p>92.7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office:value-type="percentage" office:value="0.00132" calcext:value-type="percentage">
            <text:p>0.13%</text:p>
          </table:table-cell>
          <table:table-cell table:formula="of:=[.J226]+[.I227]" office:value-type="percentage" office:value="0.92908" calcext:value-type="percentage">
            <text:p>92.9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6" calcext:value-type="float">
            <text:p>226</text:p>
          </table:table-cell>
          <table:table-cell office:value-type="percentage" office:value="0.00139" calcext:value-type="percentage">
            <text:p>0.14%</text:p>
          </table:table-cell>
          <table:table-cell table:formula="of:=[.J227]+[.I228]" office:value-type="percentage" office:value="0.93047" calcext:value-type="percentage">
            <text:p>93.0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7" calcext:value-type="float">
            <text:p>227</text:p>
          </table:table-cell>
          <table:table-cell office:value-type="percentage" office:value="0.0013" calcext:value-type="percentage">
            <text:p>0.13%</text:p>
          </table:table-cell>
          <table:table-cell table:formula="of:=[.J228]+[.I229]" office:value-type="percentage" office:value="0.93177" calcext:value-type="percentage">
            <text:p>93.1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8" calcext:value-type="float">
            <text:p>228</text:p>
          </table:table-cell>
          <table:table-cell office:value-type="percentage" office:value="0.00136" calcext:value-type="percentage">
            <text:p>0.14%</text:p>
          </table:table-cell>
          <table:table-cell table:formula="of:=[.J229]+[.I230]" office:value-type="percentage" office:value="0.93313" calcext:value-type="percentage">
            <text:p>93.3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29" calcext:value-type="float">
            <text:p>229</text:p>
          </table:table-cell>
          <table:table-cell office:value-type="percentage" office:value="0.00132" calcext:value-type="percentage">
            <text:p>0.13%</text:p>
          </table:table-cell>
          <table:table-cell table:formula="of:=[.J230]+[.I231]" office:value-type="percentage" office:value="0.93445" calcext:value-type="percentage">
            <text:p>93.45%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office:value-type="percentage" office:value="0.00127" calcext:value-type="percentage">
            <text:p>0.13%</text:p>
          </table:table-cell>
          <table:table-cell table:formula="of:=[.J231]+[.I232]" office:value-type="percentage" office:value="0.93572" calcext:value-type="percentage">
            <text:p>93.5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1" calcext:value-type="float">
            <text:p>231</text:p>
          </table:table-cell>
          <table:table-cell office:value-type="percentage" office:value="0.0013" calcext:value-type="percentage">
            <text:p>0.13%</text:p>
          </table:table-cell>
          <table:table-cell table:formula="of:=[.J232]+[.I233]" office:value-type="percentage" office:value="0.93702" calcext:value-type="percentage">
            <text:p>93.7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2" calcext:value-type="float">
            <text:p>232</text:p>
          </table:table-cell>
          <table:table-cell office:value-type="percentage" office:value="0.00118" calcext:value-type="percentage">
            <text:p>0.12%</text:p>
          </table:table-cell>
          <table:table-cell table:formula="of:=[.J233]+[.I234]" office:value-type="percentage" office:value="0.9382" calcext:value-type="percentage">
            <text:p>93.8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3" calcext:value-type="float">
            <text:p>233</text:p>
          </table:table-cell>
          <table:table-cell office:value-type="percentage" office:value="0.00125" calcext:value-type="percentage">
            <text:p>0.13%</text:p>
          </table:table-cell>
          <table:table-cell table:formula="of:=[.J234]+[.I235]" office:value-type="percentage" office:value="0.93945" calcext:value-type="percentage">
            <text:p>93.9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4" calcext:value-type="float">
            <text:p>234</text:p>
          </table:table-cell>
          <table:table-cell office:value-type="percentage" office:value="0.0013" calcext:value-type="percentage">
            <text:p>0.13%</text:p>
          </table:table-cell>
          <table:table-cell table:formula="of:=[.J235]+[.I236]" office:value-type="percentage" office:value="0.94075" calcext:value-type="percentage">
            <text:p>94.0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office:value-type="percentage" office:value="0.00123" calcext:value-type="percentage">
            <text:p>0.12%</text:p>
          </table:table-cell>
          <table:table-cell table:formula="of:=[.J236]+[.I237]" office:value-type="percentage" office:value="0.94198" calcext:value-type="percentage">
            <text:p>94.2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6" calcext:value-type="float">
            <text:p>236</text:p>
          </table:table-cell>
          <table:table-cell office:value-type="percentage" office:value="0.00123" calcext:value-type="percentage">
            <text:p>0.12%</text:p>
          </table:table-cell>
          <table:table-cell table:formula="of:=[.J237]+[.I238]" office:value-type="percentage" office:value="0.94321" calcext:value-type="percentage">
            <text:p>94.3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7" calcext:value-type="float">
            <text:p>237</text:p>
          </table:table-cell>
          <table:table-cell office:value-type="percentage" office:value="0.00125" calcext:value-type="percentage">
            <text:p>0.13%</text:p>
          </table:table-cell>
          <table:table-cell table:formula="of:=[.J238]+[.I239]" office:value-type="percentage" office:value="0.94446" calcext:value-type="percentage">
            <text:p>94.4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8" calcext:value-type="float">
            <text:p>238</text:p>
          </table:table-cell>
          <table:table-cell office:value-type="percentage" office:value="0.0011" calcext:value-type="percentage">
            <text:p>0.11%</text:p>
          </table:table-cell>
          <table:table-cell table:formula="of:=[.J239]+[.I240]" office:value-type="percentage" office:value="0.94556" calcext:value-type="percentage">
            <text:p>94.5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9" calcext:value-type="float">
            <text:p>239</text:p>
          </table:table-cell>
          <table:table-cell office:value-type="percentage" office:value="0.00125" calcext:value-type="percentage">
            <text:p>0.13%</text:p>
          </table:table-cell>
          <table:table-cell table:formula="of:=[.J240]+[.I241]" office:value-type="percentage" office:value="0.94681" calcext:value-type="percentage">
            <text:p>94.6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office:value-type="percentage" office:value="0.00119" calcext:value-type="percentage">
            <text:p>0.12%</text:p>
          </table:table-cell>
          <table:table-cell table:formula="of:=[.J241]+[.I242]" office:value-type="percentage" office:value="0.948" calcext:value-type="percentage">
            <text:p>94.8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1" calcext:value-type="float">
            <text:p>241</text:p>
          </table:table-cell>
          <table:table-cell office:value-type="percentage" office:value="0.00119" calcext:value-type="percentage">
            <text:p>0.12%</text:p>
          </table:table-cell>
          <table:table-cell table:formula="of:=[.J242]+[.I243]" office:value-type="percentage" office:value="0.94919" calcext:value-type="percentage">
            <text:p>94.9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2" calcext:value-type="float">
            <text:p>242</text:p>
          </table:table-cell>
          <table:table-cell office:value-type="percentage" office:value="0.00109" calcext:value-type="percentage">
            <text:p>0.11%</text:p>
          </table:table-cell>
          <table:table-cell table:formula="of:=[.J243]+[.I244]" office:value-type="percentage" office:value="0.95028" calcext:value-type="percentage">
            <text:p>95.0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3" calcext:value-type="float">
            <text:p>243</text:p>
          </table:table-cell>
          <table:table-cell office:value-type="percentage" office:value="0.0013" calcext:value-type="percentage">
            <text:p>0.13%</text:p>
          </table:table-cell>
          <table:table-cell table:formula="of:=[.J244]+[.I245]" office:value-type="percentage" office:value="0.95158" calcext:value-type="percentage">
            <text:p>95.1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4" calcext:value-type="float">
            <text:p>244</text:p>
          </table:table-cell>
          <table:table-cell office:value-type="percentage" office:value="0.00101" calcext:value-type="percentage">
            <text:p>0.10%</text:p>
          </table:table-cell>
          <table:table-cell table:formula="of:=[.J245]+[.I246]" office:value-type="percentage" office:value="0.95259" calcext:value-type="percentage">
            <text:p>95.2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office:value-type="percentage" office:value="0.00117" calcext:value-type="percentage">
            <text:p>0.12%</text:p>
          </table:table-cell>
          <table:table-cell table:formula="of:=[.J246]+[.I247]" office:value-type="percentage" office:value="0.95376" calcext:value-type="percentage">
            <text:p>95.3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6" calcext:value-type="float">
            <text:p>246</text:p>
          </table:table-cell>
          <table:table-cell office:value-type="percentage" office:value="0.00105" calcext:value-type="percentage">
            <text:p>0.11%</text:p>
          </table:table-cell>
          <table:table-cell table:formula="of:=[.J247]+[.I248]" office:value-type="percentage" office:value="0.95481" calcext:value-type="percentage">
            <text:p>95.4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7" calcext:value-type="float">
            <text:p>247</text:p>
          </table:table-cell>
          <table:table-cell office:value-type="percentage" office:value="0.00105" calcext:value-type="percentage">
            <text:p>0.11%</text:p>
          </table:table-cell>
          <table:table-cell table:formula="of:=[.J248]+[.I249]" office:value-type="percentage" office:value="0.95586" calcext:value-type="percentage">
            <text:p>95.5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8" calcext:value-type="float">
            <text:p>248</text:p>
          </table:table-cell>
          <table:table-cell office:value-type="percentage" office:value="0.00104" calcext:value-type="percentage">
            <text:p>0.10%</text:p>
          </table:table-cell>
          <table:table-cell table:formula="of:=[.J249]+[.I250]" office:value-type="percentage" office:value="0.9569" calcext:value-type="percentage">
            <text:p>95.6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49" calcext:value-type="float">
            <text:p>249</text:p>
          </table:table-cell>
          <table:table-cell office:value-type="percentage" office:value="0.00128" calcext:value-type="percentage">
            <text:p>0.13%</text:p>
          </table:table-cell>
          <table:table-cell table:formula="of:=[.J250]+[.I251]" office:value-type="percentage" office:value="0.95818" calcext:value-type="percentage">
            <text:p>95.8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office:value-type="percentage" office:value="0.00094" calcext:value-type="percentage">
            <text:p>0.09%</text:p>
          </table:table-cell>
          <table:table-cell table:formula="of:=[.J251]+[.I252]" office:value-type="percentage" office:value="0.95912" calcext:value-type="percentage">
            <text:p>95.9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1" calcext:value-type="float">
            <text:p>251</text:p>
          </table:table-cell>
          <table:table-cell office:value-type="percentage" office:value="0.00106" calcext:value-type="percentage">
            <text:p>0.11%</text:p>
          </table:table-cell>
          <table:table-cell table:formula="of:=[.J252]+[.I253]" office:value-type="percentage" office:value="0.96018" calcext:value-type="percentage">
            <text:p>96.0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2" calcext:value-type="float">
            <text:p>252</text:p>
          </table:table-cell>
          <table:table-cell office:value-type="percentage" office:value="0.00102" calcext:value-type="percentage">
            <text:p>0.10%</text:p>
          </table:table-cell>
          <table:table-cell table:formula="of:=[.J253]+[.I254]" office:value-type="percentage" office:value="0.9612" calcext:value-type="percentage">
            <text:p>96.1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3" calcext:value-type="float">
            <text:p>253</text:p>
          </table:table-cell>
          <table:table-cell office:value-type="percentage" office:value="0.00105" calcext:value-type="percentage">
            <text:p>0.11%</text:p>
          </table:table-cell>
          <table:table-cell table:formula="of:=[.J254]+[.I255]" office:value-type="percentage" office:value="0.96225" calcext:value-type="percentage">
            <text:p>96.2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4" calcext:value-type="float">
            <text:p>254</text:p>
          </table:table-cell>
          <table:table-cell office:value-type="percentage" office:value="0.00103" calcext:value-type="percentage">
            <text:p>0.10%</text:p>
          </table:table-cell>
          <table:table-cell table:formula="of:=[.J255]+[.I256]" office:value-type="percentage" office:value="0.96328" calcext:value-type="percentage">
            <text:p>96.3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office:value-type="percentage" office:value="0.00097" calcext:value-type="percentage">
            <text:p>0.10%</text:p>
          </table:table-cell>
          <table:table-cell table:formula="of:=[.J256]+[.I257]" office:value-type="percentage" office:value="0.96425" calcext:value-type="percentage">
            <text:p>96.4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6" calcext:value-type="float">
            <text:p>256</text:p>
          </table:table-cell>
          <table:table-cell office:value-type="percentage" office:value="0.00088" calcext:value-type="percentage">
            <text:p>0.09%</text:p>
          </table:table-cell>
          <table:table-cell table:formula="of:=[.J257]+[.I258]" office:value-type="percentage" office:value="0.96513" calcext:value-type="percentage">
            <text:p>96.5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7" calcext:value-type="float">
            <text:p>257</text:p>
          </table:table-cell>
          <table:table-cell office:value-type="percentage" office:value="0.00093" calcext:value-type="percentage">
            <text:p>0.09%</text:p>
          </table:table-cell>
          <table:table-cell table:formula="of:=[.J258]+[.I259]" office:value-type="percentage" office:value="0.96606" calcext:value-type="percentage">
            <text:p>96.6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8" calcext:value-type="float">
            <text:p>258</text:p>
          </table:table-cell>
          <table:table-cell office:value-type="percentage" office:value="0.00092" calcext:value-type="percentage">
            <text:p>0.09%</text:p>
          </table:table-cell>
          <table:table-cell table:formula="of:=[.J259]+[.I260]" office:value-type="percentage" office:value="0.96698" calcext:value-type="percentage">
            <text:p>96.7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59" calcext:value-type="float">
            <text:p>259</text:p>
          </table:table-cell>
          <table:table-cell office:value-type="percentage" office:value="0.00088" calcext:value-type="percentage">
            <text:p>0.09%</text:p>
          </table:table-cell>
          <table:table-cell table:formula="of:=[.J260]+[.I261]" office:value-type="percentage" office:value="0.96786" calcext:value-type="percentage">
            <text:p>96.7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office:value-type="percentage" office:value="0.00084" calcext:value-type="percentage">
            <text:p>0.08%</text:p>
          </table:table-cell>
          <table:table-cell table:formula="of:=[.J261]+[.I262]" office:value-type="percentage" office:value="0.9687" calcext:value-type="percentage">
            <text:p>96.8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1" calcext:value-type="float">
            <text:p>261</text:p>
          </table:table-cell>
          <table:table-cell office:value-type="percentage" office:value="0.00093" calcext:value-type="percentage">
            <text:p>0.09%</text:p>
          </table:table-cell>
          <table:table-cell table:formula="of:=[.J262]+[.I263]" office:value-type="percentage" office:value="0.96963" calcext:value-type="percentage">
            <text:p>96.9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2" calcext:value-type="float">
            <text:p>262</text:p>
          </table:table-cell>
          <table:table-cell office:value-type="percentage" office:value="0.00087" calcext:value-type="percentage">
            <text:p>0.09%</text:p>
          </table:table-cell>
          <table:table-cell table:formula="of:=[.J263]+[.I264]" office:value-type="percentage" office:value="0.9705" calcext:value-type="percentage">
            <text:p>97.0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3" calcext:value-type="float">
            <text:p>263</text:p>
          </table:table-cell>
          <table:table-cell office:value-type="percentage" office:value="0.00082" calcext:value-type="percentage">
            <text:p>0.08%</text:p>
          </table:table-cell>
          <table:table-cell table:formula="of:=[.J264]+[.I265]" office:value-type="percentage" office:value="0.97132" calcext:value-type="percentage">
            <text:p>97.1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4" calcext:value-type="float">
            <text:p>264</text:p>
          </table:table-cell>
          <table:table-cell office:value-type="percentage" office:value="0.00089" calcext:value-type="percentage">
            <text:p>0.09%</text:p>
          </table:table-cell>
          <table:table-cell table:formula="of:=[.J265]+[.I266]" office:value-type="percentage" office:value="0.97221" calcext:value-type="percentage">
            <text:p>97.2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office:value-type="percentage" office:value="0.00089" calcext:value-type="percentage">
            <text:p>0.09%</text:p>
          </table:table-cell>
          <table:table-cell table:formula="of:=[.J266]+[.I267]" office:value-type="percentage" office:value="0.9731" calcext:value-type="percentage">
            <text:p>97.3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6" calcext:value-type="float">
            <text:p>266</text:p>
          </table:table-cell>
          <table:table-cell office:value-type="percentage" office:value="0.0009" calcext:value-type="percentage">
            <text:p>0.09%</text:p>
          </table:table-cell>
          <table:table-cell table:formula="of:=[.J267]+[.I268]" office:value-type="percentage" office:value="0.974" calcext:value-type="percentage">
            <text:p>97.4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7" calcext:value-type="float">
            <text:p>267</text:p>
          </table:table-cell>
          <table:table-cell office:value-type="percentage" office:value="0.00076" calcext:value-type="percentage">
            <text:p>0.08%</text:p>
          </table:table-cell>
          <table:table-cell table:formula="of:=[.J268]+[.I269]" office:value-type="percentage" office:value="0.97476" calcext:value-type="percentage">
            <text:p>97.4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8" calcext:value-type="float">
            <text:p>268</text:p>
          </table:table-cell>
          <table:table-cell office:value-type="percentage" office:value="0.00088" calcext:value-type="percentage">
            <text:p>0.09%</text:p>
          </table:table-cell>
          <table:table-cell table:formula="of:=[.J269]+[.I270]" office:value-type="percentage" office:value="0.97564" calcext:value-type="percentage">
            <text:p>97.5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69" calcext:value-type="float">
            <text:p>269</text:p>
          </table:table-cell>
          <table:table-cell office:value-type="percentage" office:value="0.00071" calcext:value-type="percentage">
            <text:p>0.07%</text:p>
          </table:table-cell>
          <table:table-cell table:formula="of:=[.J270]+[.I271]" office:value-type="percentage" office:value="0.97635" calcext:value-type="percentage">
            <text:p>97.6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office:value-type="percentage" office:value="0.00069" calcext:value-type="percentage">
            <text:p>0.07%</text:p>
          </table:table-cell>
          <table:table-cell table:formula="of:=[.J271]+[.I272]" office:value-type="percentage" office:value="0.97704" calcext:value-type="percentage">
            <text:p>97.7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1" calcext:value-type="float">
            <text:p>271</text:p>
          </table:table-cell>
          <table:table-cell office:value-type="percentage" office:value="0.00074" calcext:value-type="percentage">
            <text:p>0.07%</text:p>
          </table:table-cell>
          <table:table-cell table:formula="of:=[.J272]+[.I273]" office:value-type="percentage" office:value="0.97778" calcext:value-type="percentage">
            <text:p>97.7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2" calcext:value-type="float">
            <text:p>272</text:p>
          </table:table-cell>
          <table:table-cell office:value-type="percentage" office:value="0.0007" calcext:value-type="percentage">
            <text:p>0.07%</text:p>
          </table:table-cell>
          <table:table-cell table:formula="of:=[.J273]+[.I274]" office:value-type="percentage" office:value="0.97848" calcext:value-type="percentage">
            <text:p>97.8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3" calcext:value-type="float">
            <text:p>273</text:p>
          </table:table-cell>
          <table:table-cell office:value-type="percentage" office:value="0.00077" calcext:value-type="percentage">
            <text:p>0.08%</text:p>
          </table:table-cell>
          <table:table-cell table:formula="of:=[.J274]+[.I275]" office:value-type="percentage" office:value="0.97925" calcext:value-type="percentage">
            <text:p>97.9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4" calcext:value-type="float">
            <text:p>274</text:p>
          </table:table-cell>
          <table:table-cell office:value-type="percentage" office:value="0.00073" calcext:value-type="percentage">
            <text:p>0.07%</text:p>
          </table:table-cell>
          <table:table-cell table:formula="of:=[.J275]+[.I276]" office:value-type="percentage" office:value="0.97998" calcext:value-type="percentage">
            <text:p>98.0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office:value-type="percentage" office:value="0.00077" calcext:value-type="percentage">
            <text:p>0.08%</text:p>
          </table:table-cell>
          <table:table-cell table:formula="of:=[.J276]+[.I277]" office:value-type="percentage" office:value="0.98075" calcext:value-type="percentage">
            <text:p>98.0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6" calcext:value-type="float">
            <text:p>276</text:p>
          </table:table-cell>
          <table:table-cell office:value-type="percentage" office:value="0.00071" calcext:value-type="percentage">
            <text:p>0.07%</text:p>
          </table:table-cell>
          <table:table-cell table:formula="of:=[.J277]+[.I278]" office:value-type="percentage" office:value="0.98146" calcext:value-type="percentage">
            <text:p>98.1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7" calcext:value-type="float">
            <text:p>277</text:p>
          </table:table-cell>
          <table:table-cell office:value-type="percentage" office:value="0.00069" calcext:value-type="percentage">
            <text:p>0.07%</text:p>
          </table:table-cell>
          <table:table-cell table:formula="of:=[.J278]+[.I279]" office:value-type="percentage" office:value="0.98215" calcext:value-type="percentage">
            <text:p>98.22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8" calcext:value-type="float">
            <text:p>278</text:p>
          </table:table-cell>
          <table:table-cell office:value-type="percentage" office:value="0.00064" calcext:value-type="percentage">
            <text:p>0.06%</text:p>
          </table:table-cell>
          <table:table-cell table:formula="of:=[.J279]+[.I280]" office:value-type="percentage" office:value="0.98279" calcext:value-type="percentage">
            <text:p>98.2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79" calcext:value-type="float">
            <text:p>279</text:p>
          </table:table-cell>
          <table:table-cell office:value-type="percentage" office:value="0.00062" calcext:value-type="percentage">
            <text:p>0.06%</text:p>
          </table:table-cell>
          <table:table-cell table:formula="of:=[.J280]+[.I281]" office:value-type="percentage" office:value="0.98341" calcext:value-type="percentage">
            <text:p>98.3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office:value-type="percentage" office:value="0.00067" calcext:value-type="percentage">
            <text:p>0.07%</text:p>
          </table:table-cell>
          <table:table-cell table:formula="of:=[.J281]+[.I282]" office:value-type="percentage" office:value="0.984079999999999" calcext:value-type="percentage">
            <text:p>98.4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1" calcext:value-type="float">
            <text:p>281</text:p>
          </table:table-cell>
          <table:table-cell office:value-type="percentage" office:value="0.00061" calcext:value-type="percentage">
            <text:p>0.06%</text:p>
          </table:table-cell>
          <table:table-cell table:formula="of:=[.J282]+[.I283]" office:value-type="percentage" office:value="0.984689999999999" calcext:value-type="percentage">
            <text:p>98.4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2" calcext:value-type="float">
            <text:p>282</text:p>
          </table:table-cell>
          <table:table-cell office:value-type="percentage" office:value="0.00064" calcext:value-type="percentage">
            <text:p>0.06%</text:p>
          </table:table-cell>
          <table:table-cell table:formula="of:=[.J283]+[.I284]" office:value-type="percentage" office:value="0.985329999999999" calcext:value-type="percentage">
            <text:p>98.5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3" calcext:value-type="float">
            <text:p>283</text:p>
          </table:table-cell>
          <table:table-cell office:value-type="percentage" office:value="0.00062" calcext:value-type="percentage">
            <text:p>0.06%</text:p>
          </table:table-cell>
          <table:table-cell table:formula="of:=[.J284]+[.I285]" office:value-type="percentage" office:value="0.985949999999999" calcext:value-type="percentage">
            <text:p>98.5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4" calcext:value-type="float">
            <text:p>284</text:p>
          </table:table-cell>
          <table:table-cell office:value-type="percentage" office:value="0.00064" calcext:value-type="percentage">
            <text:p>0.06%</text:p>
          </table:table-cell>
          <table:table-cell table:formula="of:=[.J285]+[.I286]" office:value-type="percentage" office:value="0.986589999999999" calcext:value-type="percentage">
            <text:p>98.6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office:value-type="percentage" office:value="0.00054" calcext:value-type="percentage">
            <text:p>0.05%</text:p>
          </table:table-cell>
          <table:table-cell table:formula="of:=[.J286]+[.I287]" office:value-type="percentage" office:value="0.987129999999999" calcext:value-type="percentage">
            <text:p>98.7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6" calcext:value-type="float">
            <text:p>286</text:p>
          </table:table-cell>
          <table:table-cell office:value-type="percentage" office:value="0.00057" calcext:value-type="percentage">
            <text:p>0.06%</text:p>
          </table:table-cell>
          <table:table-cell table:formula="of:=[.J287]+[.I288]" office:value-type="percentage" office:value="0.987699999999999" calcext:value-type="percentage">
            <text:p>98.7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7" calcext:value-type="float">
            <text:p>287</text:p>
          </table:table-cell>
          <table:table-cell office:value-type="percentage" office:value="0.0006" calcext:value-type="percentage">
            <text:p>0.06%</text:p>
          </table:table-cell>
          <table:table-cell table:formula="of:=[.J288]+[.I289]" office:value-type="percentage" office:value="0.988299999999999" calcext:value-type="percentage">
            <text:p>98.8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8" calcext:value-type="float">
            <text:p>288</text:p>
          </table:table-cell>
          <table:table-cell office:value-type="percentage" office:value="0.00058" calcext:value-type="percentage">
            <text:p>0.06%</text:p>
          </table:table-cell>
          <table:table-cell table:formula="of:=[.J289]+[.I290]" office:value-type="percentage" office:value="0.988879999999999" calcext:value-type="percentage">
            <text:p>98.8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89" calcext:value-type="float">
            <text:p>289</text:p>
          </table:table-cell>
          <table:table-cell office:value-type="percentage" office:value="0.0006" calcext:value-type="percentage">
            <text:p>0.06%</text:p>
          </table:table-cell>
          <table:table-cell table:formula="of:=[.J290]+[.I291]" office:value-type="percentage" office:value="0.98948" calcext:value-type="percentage">
            <text:p>98.9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office:value-type="percentage" office:value="0.00054" calcext:value-type="percentage">
            <text:p>0.05%</text:p>
          </table:table-cell>
          <table:table-cell table:formula="of:=[.J291]+[.I292]" office:value-type="percentage" office:value="0.990019999999999" calcext:value-type="percentage">
            <text:p>99.0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1" calcext:value-type="float">
            <text:p>291</text:p>
          </table:table-cell>
          <table:table-cell office:value-type="percentage" office:value="0.00051" calcext:value-type="percentage">
            <text:p>0.05%</text:p>
          </table:table-cell>
          <table:table-cell table:formula="of:=[.J292]+[.I293]" office:value-type="percentage" office:value="0.990529999999999" calcext:value-type="percentage">
            <text:p>99.0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2" calcext:value-type="float">
            <text:p>292</text:p>
          </table:table-cell>
          <table:table-cell office:value-type="percentage" office:value="0.00054" calcext:value-type="percentage">
            <text:p>0.05%</text:p>
          </table:table-cell>
          <table:table-cell table:formula="of:=[.J293]+[.I294]" office:value-type="percentage" office:value="0.991069999999999" calcext:value-type="percentage">
            <text:p>99.1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3" calcext:value-type="float">
            <text:p>293</text:p>
          </table:table-cell>
          <table:table-cell office:value-type="percentage" office:value="0.00047" calcext:value-type="percentage">
            <text:p>0.05%</text:p>
          </table:table-cell>
          <table:table-cell table:formula="of:=[.J294]+[.I295]" office:value-type="percentage" office:value="0.991539999999999" calcext:value-type="percentage">
            <text:p>99.1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4" calcext:value-type="float">
            <text:p>294</text:p>
          </table:table-cell>
          <table:table-cell office:value-type="percentage" office:value="0.0004" calcext:value-type="percentage">
            <text:p>0.04%</text:p>
          </table:table-cell>
          <table:table-cell table:formula="of:=[.J295]+[.I296]" office:value-type="percentage" office:value="0.991939999999999" calcext:value-type="percentage">
            <text:p>99.1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office:value-type="percentage" office:value="0.00047" calcext:value-type="percentage">
            <text:p>0.05%</text:p>
          </table:table-cell>
          <table:table-cell table:formula="of:=[.J296]+[.I297]" office:value-type="percentage" office:value="0.992409999999999" calcext:value-type="percentage">
            <text:p>99.2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6" calcext:value-type="float">
            <text:p>296</text:p>
          </table:table-cell>
          <table:table-cell office:value-type="percentage" office:value="0.00047" calcext:value-type="percentage">
            <text:p>0.05%</text:p>
          </table:table-cell>
          <table:table-cell table:formula="of:=[.J297]+[.I298]" office:value-type="percentage" office:value="0.992879999999999" calcext:value-type="percentage">
            <text:p>99.2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7" calcext:value-type="float">
            <text:p>297</text:p>
          </table:table-cell>
          <table:table-cell office:value-type="percentage" office:value="0.00047" calcext:value-type="percentage">
            <text:p>0.05%</text:p>
          </table:table-cell>
          <table:table-cell table:formula="of:=[.J298]+[.I299]" office:value-type="percentage" office:value="0.993349999999999" calcext:value-type="percentage">
            <text:p>99.3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8" calcext:value-type="float">
            <text:p>298</text:p>
          </table:table-cell>
          <table:table-cell office:value-type="percentage" office:value="0.00039" calcext:value-type="percentage">
            <text:p>0.04%</text:p>
          </table:table-cell>
          <table:table-cell table:formula="of:=[.J299]+[.I300]" office:value-type="percentage" office:value="0.993739999999999" calcext:value-type="percentage">
            <text:p>99.3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299" calcext:value-type="float">
            <text:p>299</text:p>
          </table:table-cell>
          <table:table-cell office:value-type="percentage" office:value="0.00034" calcext:value-type="percentage">
            <text:p>0.03%</text:p>
          </table:table-cell>
          <table:table-cell table:formula="of:=[.J300]+[.I301]" office:value-type="percentage" office:value="0.994079999999999" calcext:value-type="percentage">
            <text:p>99.4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percentage" office:value="0.00034" calcext:value-type="percentage">
            <text:p>0.03%</text:p>
          </table:table-cell>
          <table:table-cell table:formula="of:=[.J301]+[.I302]" office:value-type="percentage" office:value="0.994419999999999" calcext:value-type="percentage">
            <text:p>99.4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1" calcext:value-type="float">
            <text:p>301</text:p>
          </table:table-cell>
          <table:table-cell office:value-type="percentage" office:value="0.00032" calcext:value-type="percentage">
            <text:p>0.03%</text:p>
          </table:table-cell>
          <table:table-cell table:formula="of:=[.J302]+[.I303]" office:value-type="percentage" office:value="0.994739999999999" calcext:value-type="percentage">
            <text:p>99.4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2" calcext:value-type="float">
            <text:p>302</text:p>
          </table:table-cell>
          <table:table-cell office:value-type="percentage" office:value="0.00038" calcext:value-type="percentage">
            <text:p>0.04%</text:p>
          </table:table-cell>
          <table:table-cell table:formula="of:=[.J303]+[.I304]" office:value-type="percentage" office:value="0.995119999999999" calcext:value-type="percentage">
            <text:p>99.5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3" calcext:value-type="float">
            <text:p>303</text:p>
          </table:table-cell>
          <table:table-cell office:value-type="percentage" office:value="0.00038" calcext:value-type="percentage">
            <text:p>0.04%</text:p>
          </table:table-cell>
          <table:table-cell table:formula="of:=[.J304]+[.I305]" office:value-type="percentage" office:value="0.995499999999999" calcext:value-type="percentage">
            <text:p>99.5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4" calcext:value-type="float">
            <text:p>304</text:p>
          </table:table-cell>
          <table:table-cell office:value-type="percentage" office:value="0.00031" calcext:value-type="percentage">
            <text:p>0.03%</text:p>
          </table:table-cell>
          <table:table-cell table:formula="of:=[.J305]+[.I306]" office:value-type="percentage" office:value="0.995809999999999" calcext:value-type="percentage">
            <text:p>99.5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office:value-type="percentage" office:value="0.0003" calcext:value-type="percentage">
            <text:p>0.03%</text:p>
          </table:table-cell>
          <table:table-cell table:formula="of:=[.J306]+[.I307]" office:value-type="percentage" office:value="0.996109999999999" calcext:value-type="percentage">
            <text:p>99.6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6" calcext:value-type="float">
            <text:p>306</text:p>
          </table:table-cell>
          <table:table-cell office:value-type="percentage" office:value="0.0003" calcext:value-type="percentage">
            <text:p>0.03%</text:p>
          </table:table-cell>
          <table:table-cell table:formula="of:=[.J307]+[.I308]" office:value-type="percentage" office:value="0.996409999999999" calcext:value-type="percentage">
            <text:p>99.6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7" calcext:value-type="float">
            <text:p>307</text:p>
          </table:table-cell>
          <table:table-cell office:value-type="percentage" office:value="0.0003" calcext:value-type="percentage">
            <text:p>0.03%</text:p>
          </table:table-cell>
          <table:table-cell table:formula="of:=[.J308]+[.I309]" office:value-type="percentage" office:value="0.996709999999999" calcext:value-type="percentage">
            <text:p>99.6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8" calcext:value-type="float">
            <text:p>308</text:p>
          </table:table-cell>
          <table:table-cell office:value-type="percentage" office:value="0.00031" calcext:value-type="percentage">
            <text:p>0.03%</text:p>
          </table:table-cell>
          <table:table-cell table:formula="of:=[.J309]+[.I310]" office:value-type="percentage" office:value="0.997019999999999" calcext:value-type="percentage">
            <text:p>99.7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09" calcext:value-type="float">
            <text:p>309</text:p>
          </table:table-cell>
          <table:table-cell office:value-type="percentage" office:value="0.00027" calcext:value-type="percentage">
            <text:p>0.03%</text:p>
          </table:table-cell>
          <table:table-cell table:formula="of:=[.J310]+[.I311]" office:value-type="percentage" office:value="0.997289999999999" calcext:value-type="percentage">
            <text:p>99.7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office:value-type="percentage" office:value="0.00019" calcext:value-type="percentage">
            <text:p>0.02%</text:p>
          </table:table-cell>
          <table:table-cell table:formula="of:=[.J311]+[.I312]" office:value-type="percentage" office:value="0.997479999999999" calcext:value-type="percentage">
            <text:p>99.7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1" calcext:value-type="float">
            <text:p>311</text:p>
          </table:table-cell>
          <table:table-cell office:value-type="percentage" office:value="0.00023" calcext:value-type="percentage">
            <text:p>0.02%</text:p>
          </table:table-cell>
          <table:table-cell table:formula="of:=[.J312]+[.I313]" office:value-type="percentage" office:value="0.997709999999999" calcext:value-type="percentage">
            <text:p>99.7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2" calcext:value-type="float">
            <text:p>312</text:p>
          </table:table-cell>
          <table:table-cell office:value-type="percentage" office:value="0.00024" calcext:value-type="percentage">
            <text:p>0.02%</text:p>
          </table:table-cell>
          <table:table-cell table:formula="of:=[.J313]+[.I314]" office:value-type="percentage" office:value="0.997949999999999" calcext:value-type="percentage">
            <text:p>99.8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3" calcext:value-type="float">
            <text:p>313</text:p>
          </table:table-cell>
          <table:table-cell office:value-type="percentage" office:value="0.00019" calcext:value-type="percentage">
            <text:p>0.02%</text:p>
          </table:table-cell>
          <table:table-cell table:formula="of:=[.J314]+[.I315]" office:value-type="percentage" office:value="0.998139999999999" calcext:value-type="percentage">
            <text:p>99.8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4" calcext:value-type="float">
            <text:p>314</text:p>
          </table:table-cell>
          <table:table-cell office:value-type="percentage" office:value="0.00023" calcext:value-type="percentage">
            <text:p>0.02%</text:p>
          </table:table-cell>
          <table:table-cell table:formula="of:=[.J315]+[.I316]" office:value-type="percentage" office:value="0.998369999999999" calcext:value-type="percentage">
            <text:p>99.8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office:value-type="percentage" office:value="0.00019" calcext:value-type="percentage">
            <text:p>0.02%</text:p>
          </table:table-cell>
          <table:table-cell table:formula="of:=[.J316]+[.I317]" office:value-type="percentage" office:value="0.998559999999999" calcext:value-type="percentage">
            <text:p>99.86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6" calcext:value-type="float">
            <text:p>316</text:p>
          </table:table-cell>
          <table:table-cell office:value-type="percentage" office:value="0.00019" calcext:value-type="percentage">
            <text:p>0.02%</text:p>
          </table:table-cell>
          <table:table-cell table:formula="of:=[.J317]+[.I318]" office:value-type="percentage" office:value="0.998749999999999" calcext:value-type="percentage">
            <text:p>99.8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7" calcext:value-type="float">
            <text:p>317</text:p>
          </table:table-cell>
          <table:table-cell office:value-type="percentage" office:value="0.0002" calcext:value-type="percentage">
            <text:p>0.02%</text:p>
          </table:table-cell>
          <table:table-cell table:formula="of:=[.J318]+[.I319]" office:value-type="percentage" office:value="0.998949999999999" calcext:value-type="percentage">
            <text:p>99.8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8" calcext:value-type="float">
            <text:p>318</text:p>
          </table:table-cell>
          <table:table-cell office:value-type="percentage" office:value="0.00016" calcext:value-type="percentage">
            <text:p>0.02%</text:p>
          </table:table-cell>
          <table:table-cell table:formula="of:=[.J319]+[.I320]" office:value-type="percentage" office:value="0.999109999999999" calcext:value-type="percentage">
            <text:p>99.91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19" calcext:value-type="float">
            <text:p>319</text:p>
          </table:table-cell>
          <table:table-cell office:value-type="percentage" office:value="0.00021" calcext:value-type="percentage">
            <text:p>0.02%</text:p>
          </table:table-cell>
          <table:table-cell table:formula="of:=[.J320]+[.I321]" office:value-type="percentage" office:value="0.999319999999999" calcext:value-type="percentage">
            <text:p>99.93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office:value-type="percentage" office:value="0.00013" calcext:value-type="percentage">
            <text:p>0.01%</text:p>
          </table:table-cell>
          <table:table-cell table:formula="of:=[.J321]+[.I322]" office:value-type="percentage" office:value="0.999449999999999" calcext:value-type="percentage">
            <text:p>99.94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1" calcext:value-type="float">
            <text:p>321</text:p>
          </table:table-cell>
          <table:table-cell office:value-type="percentage" office:value="0.00009" calcext:value-type="percentage">
            <text:p>0.01%</text:p>
          </table:table-cell>
          <table:table-cell table:formula="of:=[.J322]+[.I323]" office:value-type="percentage" office:value="0.999539999999999" calcext:value-type="percentage">
            <text:p>99.95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2" calcext:value-type="float">
            <text:p>322</text:p>
          </table:table-cell>
          <table:table-cell office:value-type="percentage" office:value="0.00015" calcext:value-type="percentage">
            <text:p>0.02%</text:p>
          </table:table-cell>
          <table:table-cell table:formula="of:=[.J323]+[.I324]" office:value-type="percentage" office:value="0.999689999999999" calcext:value-type="percentage">
            <text:p>99.97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3" calcext:value-type="float">
            <text:p>323</text:p>
          </table:table-cell>
          <table:table-cell office:value-type="percentage" office:value="0.00008" calcext:value-type="percentage">
            <text:p>0.01%</text:p>
          </table:table-cell>
          <table:table-cell table:formula="of:=[.J324]+[.I325]" office:value-type="percentage" office:value="0.999769999999999" calcext:value-type="percentage">
            <text:p>99.9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4" calcext:value-type="float">
            <text:p>324</text:p>
          </table:table-cell>
          <table:table-cell office:value-type="percentage" office:value="0.00006" calcext:value-type="percentage">
            <text:p>0.01%</text:p>
          </table:table-cell>
          <table:table-cell table:formula="of:=[.J325]+[.I326]" office:value-type="percentage" office:value="0.999829999999999" calcext:value-type="percentage">
            <text:p>99.98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office:value-type="percentage" office:value="0.00008" calcext:value-type="percentage">
            <text:p>0.01%</text:p>
          </table:table-cell>
          <table:table-cell table:formula="of:=[.J326]+[.I327]" office:value-type="percentage" office:value="0.999909999999999" calcext:value-type="percentage">
            <text:p>99.99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6" calcext:value-type="float">
            <text:p>326</text:p>
          </table:table-cell>
          <table:table-cell office:value-type="percentage" office:value="0.00005" calcext:value-type="percentage">
            <text:p>0.01%</text:p>
          </table:table-cell>
          <table:table-cell table:formula="of:=[.J327]+[.I328]" office:value-type="percentage" office:value="0.999959999999999" calcext:value-type="percentage">
            <text:p>100.0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7" calcext:value-type="float">
            <text:p>327</text:p>
          </table:table-cell>
          <table:table-cell office:value-type="percentage" office:value="0.00003" calcext:value-type="percentage">
            <text:p>0.00%</text:p>
          </table:table-cell>
          <table:table-cell table:formula="of:=[.J328]+[.I329]" office:value-type="percentage" office:value="0.999989999999999" calcext:value-type="percentage">
            <text:p>100.0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8" calcext:value-type="float">
            <text:p>328</text:p>
          </table:table-cell>
          <table:table-cell office:value-type="percentage" office:value="0.00002" calcext:value-type="percentage">
            <text:p>0.00%</text:p>
          </table:table-cell>
          <table:table-cell table:formula="of:=[.J329]+[.I330]" office:value-type="percentage" office:value="1.00001" calcext:value-type="percentage">
            <text:p>100.00%</text:p>
          </table:table-cell>
          <table:table-cell/>
        </table:table-row>
        <table:table-row table:style-name="ro1">
          <table:table-cell table:number-columns-repeated="7"/>
          <table:table-cell office:value-type="float" office:value="329" calcext:value-type="float">
            <text:p>329</text:p>
          </table:table-cell>
          <table:table-cell office:value-type="percentage" office:value="0.00002" calcext:value-type="percentage">
            <text:p>0.00%</text:p>
          </table:table-cell>
          <table:table-cell table:formula="of:=[.J330]+[.I331]" office:value-type="percentage" office:value="1.00003" calcext:value-type="percentage">
            <text:p>100.00%</text:p>
          </table:table-cell>
          <table:table-cell office:value-type="string" calcext:value-type="string">
            <text:p>D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 style:data-style-name="N2" text:time-value="14:15:47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4T09:58:25.723000000</meta:creation-date>
    <dc:date>2025-11-16T15:20:09.949000000</dc:date>
    <meta:editing-duration>PT23M5S</meta:editing-duration>
    <meta:editing-cycles>2</meta:editing-cycles>
    <meta:generator>LibreOffice/7.0.4.2$Windows_X86_64 LibreOffice_project/dcf040e67528d9187c66b2379df5ea4407429775</meta:generator>
    <meta:document-statistic meta:table-count="1" meta:cell-count="1061" meta:object-count="0"/>
  </office:meta>
</office:document-meta>
</file>